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, Verdana, Helvetica, sans-serif"/>
    <style:font-face style:name="Verdana" svg:font-family="Verdana, Arial, Helvetica, sans-serif"/>
    <style:font-face style:name="courier" svg:font-family="courier, monospace"/>
    <style:font-face style:name="sans-serif" svg:font-family="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text-properties fo:text-transform="capitalize" style:font-name="Tahoma" fo:font-weight="normal"/>
    </style:style>
    <style:style style:name="P2" style:family="paragraph" style:parent-style-name="Preformatted_20_Text">
      <style:paragraph-properties fo:widows="1"/>
    </style:style>
    <style:style style:name="P3" style:family="paragraph" style:parent-style-name="Preformatted_20_Text">
      <style:paragraph-properties fo:margin-left="0cm" fo:margin-right="0cm" fo:widows="1" fo:text-indent="0cm" style:auto-text-indent="false"/>
    </style:style>
    <style:style style:name="P4" style:family="paragraph" style:parent-style-name="Preformatted_20_Text">
      <style:paragraph-properties fo:margin-top="0cm" fo:margin-bottom="0.499cm" loext:contextual-spacing="false" style:line-height-at-least="0.476cm" fo:text-align="justify" style:justify-single-word="false" fo:widows="1" fo:background-color="transparent" style:writing-mode="lr-tb">
        <style:background-image/>
      </style:paragraph-properties>
      <style:text-properties fo:font-variant="normal" fo:text-transform="none" fo:color="#333333" fo:letter-spacing="normal"/>
    </style:style>
    <style:style style:name="P5" style:family="paragraph" style:parent-style-name="Preformatted_20_Text">
      <style:paragraph-properties fo:margin-top="0cm" fo:margin-bottom="0.499cm" loext:contextual-spacing="false" style:line-height-at-least="0.476cm" fo:text-align="justify" style:justify-single-word="false" fo:widows="1" fo:background-color="transparent" style:writing-mode="lr-tb">
        <style:background-image/>
      </style:paragraph-properties>
      <style:text-properties fo:font-variant="normal" fo:text-transform="none" fo:color="#333333" style:font-name="courier" fo:font-size="9pt" fo:letter-spacing="normal" fo:language="en" fo:country="US" fo:font-style="normal" fo:font-weight="normal"/>
    </style:style>
    <style:style style:name="P6" style:family="paragraph" style:parent-style-name="Preformatted_20_Text">
      <style:paragraph-properties style:line-height-at-least="0.476cm" fo:text-align="justify" style:justify-single-word="false" fo:widows="1" fo:background-color="transparent" style:writing-mode="lr-tb">
        <style:background-image/>
      </style:paragraph-properties>
      <style:text-properties fo:font-variant="normal" fo:text-transform="none" fo:color="#008000" style:font-name="courier" fo:font-size="9pt" fo:letter-spacing="normal" fo:language="en" fo:country="US" fo:font-style="normal" fo:font-weight="normal"/>
    </style:style>
    <style:style style:name="P7" style:family="paragraph" style:parent-style-name="Preformatted_20_Text">
      <style:paragraph-properties style:line-height-at-least="0.476cm" fo:text-align="justify" style:justify-single-word="false" fo:widows="1" fo:background-color="transparent" style:writing-mode="lr-tb">
        <style:background-image/>
      </style:paragraph-properties>
      <style:text-properties fo:font-variant="normal" fo:text-transform="none" fo:color="#333333" style:font-name="courier" fo:font-size="9pt" fo:letter-spacing="normal" fo:language="en" fo:country="US" fo:font-style="normal" fo:font-weight="normal"/>
    </style:style>
    <style:style style:name="P8" style:family="paragraph" style:parent-style-name="Preformatted_20_Text">
      <style:paragraph-properties style:line-height-at-least="0.476cm" fo:text-align="justify" style:justify-single-word="false" fo:widows="1" fo:background-color="transparent" style:writing-mode="lr-tb">
        <style:background-image/>
      </style:paragraph-properties>
      <style:text-properties fo:font-variant="normal" fo:text-transform="none" fo:color="#333333" fo:letter-spacing="normal"/>
    </style:style>
    <style:style style:name="P9" style:family="paragraph" style:parent-style-name="Preformatted_20_Text">
      <style:paragraph-properties style:line-height-at-least="0.476cm" fo:text-align="justify" style:justify-single-word="false" fo:widows="1" fo:background-color="transparent" style:writing-mode="lr-tb">
        <style:background-image/>
      </style:paragraph-properties>
      <style:text-properties fo:font-variant="normal" fo:text-transform="none" fo:color="#004080" style:font-name="courier" fo:font-size="9pt" fo:letter-spacing="normal" fo:language="en" fo:country="US" fo:font-style="normal" fo:font-weight="normal"/>
    </style:style>
    <style:style style:name="P10" style:family="paragraph" style:parent-style-name="Preformatted_20_Text">
      <style:paragraph-properties style:line-height-at-least="0.476cm" fo:text-align="justify" style:justify-single-word="false" fo:widows="1" fo:background-color="transparent" style:writing-mode="lr-tb">
        <style:background-image/>
      </style:paragraph-properties>
      <style:text-properties fo:font-variant="normal" fo:text-transform="none" fo:color="#004080" fo:letter-spacing="normal"/>
    </style:style>
    <style:style style:name="P11" style:family="paragraph" style:parent-style-name="Preformatted_20_Text">
      <style:paragraph-properties style:line-height-at-least="0.476cm" fo:text-align="justify" style:justify-single-word="false" fo:widows="1" fo:background-color="transparent" style:writing-mode="lr-tb">
        <style:background-image/>
      </style:paragraph-properties>
    </style:style>
    <style:style style:name="P12" style:family="paragraph" style:parent-style-name="Heading_20_1">
      <style:paragraph-properties fo:margin-left="0cm" fo:margin-right="0cm" style:line-height-at-least="0.476cm" fo:text-align="justify" style:justify-single-word="false" fo:widows="1" fo:text-indent="0cm" style:auto-text-indent="false" fo:padding="0cm" fo:border="none"/>
      <style:text-properties fo:font-variant="normal" fo:text-transform="none" fo:color="#333333" style:font-name="sans-serif" fo:font-size="16pt" fo:letter-spacing="normal" fo:language="pt" fo:country="BR" fo:font-style="normal" fo:font-weight="bold"/>
    </style:style>
    <style:style style:name="P13" style:family="paragraph" style:parent-style-name="Heading_20_2">
      <style:paragraph-properties style:line-height-at-least="0.476cm" fo:text-align="justify" style:justify-single-word="false" fo:widows="1" fo:padding="0cm" fo:border="none"/>
      <style:text-properties fo:font-variant="normal" fo:text-transform="none" fo:color="#333333" style:font-name="sans-serif" fo:font-size="14pt" fo:letter-spacing="normal" fo:language="pt" fo:country="BR" fo:font-style="normal" fo:font-weight="bold"/>
    </style:style>
    <style:style style:name="P14" style:family="paragraph" style:parent-style-name="Text_20_body">
      <style:paragraph-properties style:line-height-at-least="0.476cm" fo:text-align="justify" style:justify-single-word="false" fo:widows="1"/>
      <style:text-properties fo:font-variant="normal" fo:text-transform="none" fo:color="#333333" style:font-name="sans-serif" fo:font-size="9pt" fo:letter-spacing="normal" fo:language="pt" fo:country="BR" fo:font-style="normal" fo:font-weight="normal"/>
    </style:style>
    <style:style style:name="P15" style:family="paragraph" style:parent-style-name="Text_20_body">
      <style:paragraph-properties style:line-height-at-least="0.476cm" fo:text-align="justify" style:justify-single-word="false" fo:widows="1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widows="1" fo:text-indent="0cm" style:auto-text-indent="false"/>
    </style:style>
    <style:style style:name="P17" style:family="paragraph" style:parent-style-name="Text_20_body">
      <style:paragraph-properties fo:margin-left="0cm" fo:margin-right="0cm" fo:text-indent="0cm" style:auto-text-indent="false"/>
    </style:style>
    <style:style style:name="P18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333333" style:font-name="Verdana" fo:font-size="9pt" fo:letter-spacing="normal" fo:font-style="normal" fo:font-weight="normal"/>
    </style:style>
    <style:style style:name="P19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6699cc" style:text-line-through-style="none" style:text-line-through-type="none" fo:letter-spacing="normal" style:text-underline-style="none" style:text-blinking="false"/>
    </style:style>
    <style:style style:name="P20" style:family="paragraph" style:parent-style-name="Text_20_body">
      <style:paragraph-properties fo:margin-left="0cm" fo:margin-right="0cm" fo:widows="1" fo:text-indent="0cm" style:auto-text-indent="false"/>
    </style:style>
    <style:style style:name="P21" style:family="paragraph" style:parent-style-name="Text_20_body">
      <style:paragraph-properties style:line-height-at-least="0.476cm" fo:text-align="justify" style:justify-single-word="false" fo:widows="1" style:writing-mode="lr-tb"/>
    </style:style>
    <style:style style:name="T1" style:family="text">
      <style:text-properties fo:color="#cccccc" style:text-line-through-style="none" style:text-line-through-type="none" fo:letter-spacing="normal" style:text-underline-style="none" fo:font-weight="normal" style:text-blinking="false" fo:padding="0cm" fo:border="none"/>
    </style:style>
    <style:style style:name="T2" style:family="text">
      <style:text-properties fo:color="#cccccc" fo:letter-spacing="normal" fo:font-weight="normal" fo:padding="0cm" fo:border="none"/>
    </style:style>
    <style:style style:name="T3" style:family="text">
      <style:text-properties fo:font-variant="normal" fo:text-transform="none" fo:color="#333333" style:font-name="Verdana" fo:font-size="9pt" fo:letter-spacing="normal" fo:font-style="normal" fo:font-weight="normal"/>
    </style:style>
    <style:style style:name="T4" style:family="text">
      <style:text-properties fo:font-variant="normal" fo:text-transform="none" fo:color="#333333" style:font-name="Verdana" fo:letter-spacing="normal" fo:font-style="normal" fo:font-weight="normal"/>
    </style:style>
    <style:style style:name="T5" style:family="text">
      <style:text-properties fo:font-variant="normal" fo:text-transform="none" fo:color="#333333" fo:letter-spacing="normal"/>
    </style:style>
    <style:style style:name="T6" style:family="text">
      <style:text-properties fo:font-variant="normal" fo:text-transform="none" fo:color="#333333" style:font-name="sans-serif" fo:font-size="9pt" fo:letter-spacing="normal" fo:language="pt" fo:country="BR" fo:font-style="normal" fo:font-weight="normal"/>
    </style:style>
    <style:style style:name="T7" style:family="text">
      <style:text-properties fo:font-variant="normal" fo:text-transform="none" fo:color="#333333" style:font-name="sans-serif" fo:font-size="9pt" fo:letter-spacing="normal" fo:language="en" fo:country="US" fo:font-style="normal" fo:font-weight="normal"/>
    </style:style>
    <style:style style:name="T8" style:family="text">
      <style:text-properties fo:font-variant="normal" fo:text-transform="none" fo:color="#6699cc" style:text-line-through-style="none" style:text-line-through-type="none" style:font-name="Verdana" fo:font-size="9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color="#000000" style:text-line-through-style="none" style:text-line-through-type="none" style:font-name="sans-serif" fo:font-size="18pt" fo:letter-spacing="normal" fo:font-style="normal" style:text-underline-style="none" fo:font-weight="bold" style:text-blinking="false"/>
    </style:style>
    <style:style style:name="T10" style:family="text">
      <style:text-properties fo:color="#000000"/>
    </style:style>
    <style:style style:name="T11" style:family="text">
      <style:text-properties fo:color="#000000" style:font-name="courier" fo:font-size="9pt" fo:language="en" fo:country="US" fo:font-style="normal" fo:font-weight="normal"/>
    </style:style>
    <style:style style:name="T12" style:family="text">
      <style:text-properties fo:color="#004080"/>
    </style:style>
    <style:style style:name="T13" style:family="text">
      <style:text-properties fo:color="#004080" style:font-name="courier" fo:font-size="9pt" fo:language="en" fo:country="US" fo:font-style="normal" fo:font-weight="normal"/>
    </style:style>
    <style:style style:name="T14" style:family="text">
      <style:text-properties fo:color="#a00000"/>
    </style:style>
    <style:style style:name="T15" style:family="text">
      <style:text-properties fo:color="#a00000" style:font-name="courier" fo:font-size="9pt" fo:language="en" fo:country="US" fo:font-style="normal" fo:font-weight="normal"/>
    </style:style>
    <style:style style:name="T16" style:family="text">
      <style:text-properties style:font-name="courier" fo:font-size="9pt" fo:language="en" fo:country="US" fo:font-style="normal" fo:font-weight="normal"/>
    </style:style>
    <style:style style:name="T17" style:family="text">
      <style:text-properties fo:color="#0080c0"/>
    </style:style>
    <style:style style:name="T18" style:family="text">
      <style:text-properties fo:color="#0080c0" style:font-name="courier" fo:font-size="9pt" fo:language="en" fo:country="US" fo:font-style="normal" fo:font-weight="normal"/>
    </style:style>
    <style:style style:name="T19" style:family="text">
      <style:text-properties fo:color="#008000" style:font-name="courier" fo:font-size="9pt" fo:language="en" fo:country="US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Código De Barra Em Python Para Boleto Bancário.</text:h>
      <text:p text:style-name="P17"><text:span text:style-name="T2">Filed under: </text:span><text:a xlink:type="simple" xlink:href="https://thiagosm.wordpress.com/category/python/" text:style-name="Internet_20_link" text:visited-style-name="Visited_20_Internet_20_Link"><text:span text:style-name="T1">python</text:span></text:a><text:span text:style-name="T2"> — thiagosm @ 6:02 am</text:span></text:p>
      <text:p text:style-name="P18">A um tempo atrás, estava desenvolvendo um sistema para provedor à rádio e surgiu interesse de gerar boleto bancário para os clientes. A idéia era quando o cliente tivesse bloqueado, seria redirecionado para uma página de bloqueio e identificando-se por IP e CPF, disponibilizar impressão do boleto bancário para efetuar o pagamento.</text:p>
      <text:p text:style-name="P18">Eu já tinha visto vários exemplos com java, php porém com python utilizando o padrão 2 por 5 intercalado eu não tinha achado. Como o sistema de provedor é feito em python com turbogears, o ideal era ser feito em python.</text:p>
      <text:p text:style-name="P18">Vamos agora ao que interessa, mostrar a classe.</text:p>
      <text:p text:style-name="P20"><text:span text:style-name="T3">É necessário ter biblioteca </text:span><text:a xlink:type="simple" xlink:href="http://www.pythonware.com/products/pil/" text:style-name="Internet_20_link" text:visited-style-name="Visited_20_Internet_20_Link"><text:span text:style-name="T8">PIL </text:span></text:a><text:span text:style-name="T3">instalada para utilizarmos a Image e a ImageDraw</text:span></text:p>
      <text:p text:style-name="P18">Simples classe que eu utilizo:</text:p>
      <text:p text:style-name="P3"><text:span text:style-name="Strong_20_Emphasis"><text:span text:style-name="T4">#!/usr/bin/env python</text:span></text:span></text:p>
      <text:p text:style-name="P2"><text:span text:style-name="Strong_20_Emphasis"><text:span text:style-name="T4"># encoding: utf-8</text:span></text:span></text:p>
      <text:p text:style-name="P2"/>
      <text:p text:style-name="P2"><text:span text:style-name="Strong_20_Emphasis"><text:span text:style-name="T4">import Image</text:span></text:span></text:p>
      <text:p text:style-name="P2"><text:span text:style-name="Strong_20_Emphasis"><text:span text:style-name="T4">import ImageDraw</text:span></text:span></text:p>
      <text:p text:style-name="P2"/>
      <text:p text:style-name="P2"><text:span text:style-name="Strong_20_Emphasis"><text:span text:style-name="T4">class codigodebarra:</text:span></text:span></text:p>
      <text:p text:style-name="P2"><text:span text:style-name="Strong_20_Emphasis"><text:span text:style-name="T5"><text:s text:c="4"/></text:span></text:span><text:span text:style-name="Strong_20_Emphasis"><text:span text:style-name="T4">def __init__(self):</text:span></text:span></text:p>
      <text:p text:style-name="P2"><text:span text:style-name="Strong_20_Emphasis"><text:span text:style-name="T5"><text:s text:c="8"/></text:span></text:span><text:span text:style-name="Strong_20_Emphasis"><text:span text:style-name="T4">pass</text:span></text:span></text:p>
      <text:p text:style-name="P2"/>
      <text:p text:style-name="P2"><text:span text:style-name="Strong_20_Emphasis"><text:span text:style-name="T5"><text:s text:c="4"/></text:span></text:span><text:span text:style-name="Strong_20_Emphasis"><text:span text:style-name="T4">def getcodbarra(self, valor, posX=0, posY=0, height = 50):</text:span></text:span></text:p>
      <text:p text:style-name="P2"/>
      <text:p text:style-name="P2"><text:span text:style-name="Strong_20_Emphasis"><text:span text:style-name="T5"><text:s text:c="8"/></text:span></text:span><text:span text:style-name="Strong_20_Emphasis"><text:span text:style-name="T4"># padrão 2 por 5 intercalado ( utilizado em boletos bancários )</text:span></text:span></text:p>
      <text:p text:style-name="P2"><text:span text:style-name="Strong_20_Emphasis"><text:span text:style-name="T5"><text:s text:c="8"/></text:span></text:span><text:span text:style-name="Strong_20_Emphasis"><text:span text:style-name="T4">padrao = ('00110', '10001', '01001', '11000', '00101',</text:span></text:span></text:p>
      <text:p text:style-name="P2"><text:span text:style-name="Strong_20_Emphasis"><text:span text:style-name="T5"><text:s text:c="18"/></text:span></text:span><text:span text:style-name="Strong_20_Emphasis"><text:span text:style-name="T4">'10100', '01100', '00011', '10010', '01010')</text:span></text:span></text:p>
      <text:p text:style-name="P2"/>
      <text:p text:style-name="P2"><text:span text:style-name="Strong_20_Emphasis"><text:span text:style-name="T5"><text:s text:c="8"/></text:span></text:span><text:span text:style-name="Strong_20_Emphasis"><text:span text:style-name="T4"># criando imagem</text:span></text:span></text:p>
      <text:p text:style-name="P2"><text:span text:style-name="Strong_20_Emphasis"><text:span text:style-name="T5"><text:s text:c="8"/></text:span></text:span><text:span text:style-name="Strong_20_Emphasis"><text:span text:style-name="T4">imagem = Image.new('RGB',(750,80),'whiteraw = ImageDraw.Draw(imagem)</text:span></text:span></text:p>
      <text:p text:style-name="P2"/>
      <text:p text:style-name="P2"><text:span text:style-name="Strong_20_Emphasis"><text:span text:style-name="T5"><text:s text:c="8"/></text:span></text:span><text:span text:style-name="Strong_20_Emphasis"><text:span text:style-name="T4"># verificando se o conteudo para gerar barra é impar, se for,</text:span></text:span></text:p>
      <text:p text:style-name="P2"><text:span text:style-name="Strong_20_Emphasis"><text:span text:style-name="T5"><text:s text:c="8"/></text:span></text:span><text:span text:style-name="Strong_20_Emphasis"><text:span text:style-name="T4"># adiciona 0 no inicial para fazer intercalação em seguida dos pares </text:span></text:span></text:p>
      <text:p text:style-name="P2"/>
      <text:p text:style-name="P2"><text:span text:style-name="Strong_20_Emphasis"><text:span text:style-name="T5"><text:s text:c="8"/></text:span></text:span><text:span text:style-name="Strong_20_Emphasis"><text:span text:style-name="T4">if (len(valor) % 2) != 0:</text:span></text:span></text:p>
      <text:p text:style-name="P2"><text:span text:style-name="Strong_20_Emphasis"><text:span text:style-name="T5"><text:s text:c="12"/></text:span></text:span><text:span text:style-name="Strong_20_Emphasis"><text:span text:style-name="T4">valor= '0' + valor</text:span></text:span></text:p>
      <text:p text:style-name="P2"/>
      <text:p text:style-name="P2"><text:span text:style-name="Strong_20_Emphasis"><text:span text:style-name="T5"><text:s text:c="8"/></text:span></text:span><text:span text:style-name="Strong_20_Emphasis"><text:span text:style-name="T4"># faz intercalação dos pares</text:span></text:span></text:p>
      <text:p text:style-name="P2"><text:span text:style-name="Strong_20_Emphasis"><text:span text:style-name="T5"><text:s text:c="8"/></text:span></text:span><text:span text:style-name="Strong_20_Emphasis"><text:span text:style-name="T4">l=''</text:span></text:span></text:p>
      <text:p text:style-name="P2"><text:span text:style-name="Strong_20_Emphasis"><text:span text:style-name="T5"><text:s text:c="8"/></text:span></text:span><text:span text:style-name="Strong_20_Emphasis"><text:span text:style-name="T4">for i in range(0,len(valor),2):</text:span></text:span></text:p>
      <text:p text:style-name="P2"><text:span text:style-name="Strong_20_Emphasis"><text:span text:style-name="T5"><text:s text:c="12"/></text:span></text:span><text:span text:style-name="Strong_20_Emphasis"><text:span text:style-name="T4">p1=padrao[int(valor[i])]</text:span></text:span></text:p>
      <text:p text:style-name="P2"><text:span text:style-name="Strong_20_Emphasis"><text:span text:style-name="T5"><text:s text:c="12"/></text:span></text:span><text:span text:style-name="Strong_20_Emphasis"><text:span text:style-name="T4">p2=padrao[int(valor[i+1])]</text:span></text:span></text:p>
      <text:p text:style-name="P2"><text:span text:style-name="Strong_20_Emphasis"><text:span text:style-name="T5"><text:s text:c="12"/></text:span></text:span><text:span text:style-name="Strong_20_Emphasis"><text:span text:style-name="T4">for p in range(0,5):</text:span></text:span></text:p>
      <text:p text:style-name="P2"><text:span text:style-name="Strong_20_Emphasis"><text:span text:style-name="T5"><text:s text:c="16"/></text:span></text:span><text:span text:style-name="Strong_20_Emphasis"><text:span text:style-name="T4">l+=p1[:1] + p2[:1]</text:span></text:span></text:p>
      <text:p text:style-name="P2"><text:span text:style-name="Strong_20_Emphasis"><text:span text:style-name="T5"><text:s text:c="16"/></text:span></text:span><text:span text:style-name="Strong_20_Emphasis"><text:span text:style-name="T4">p1=p1[1:]</text:span></text:span></text:p>
      <text:p text:style-name="P2"><text:span text:style-name="Strong_20_Emphasis"><text:span text:style-name="T5"><text:s text:c="16"/></text:span></text:span><text:span text:style-name="Strong_20_Emphasis"><text:span text:style-name="T4">p2=p2[1:]</text:span></text:span></text:p>
      <text:p text:style-name="P2"/>
      <text:p text:style-name="P2"><text:span text:style-name="Strong_20_Emphasis"><text:span text:style-name="T5"><text:s text:c="8"/></text:span></text:span><text:span text:style-name="Strong_20_Emphasis"><text:span text:style-name="T4"># gerando espaços e barras</text:span></text:span></text:p>
      <text:p text:style-name="P2"><text:span text:style-name="Strong_20_Emphasis"><text:span text:style-name="T5"><text:s text:c="8"/></text:span></text:span><text:span text:style-name="Strong_20_Emphasis"><text:span text:style-name="T4">barra=True</text:span></text:span></text:p>
      <text:p text:style-name="P2"><text:span text:style-name="Strong_20_Emphasis"><text:span text:style-name="T5"><text:s text:c="8"/></text:span></text:span><text:span text:style-name="Strong_20_Emphasis"><text:span text:style-name="T4">b=''</text:span></text:span></text:p>
      <text:p text:style-name="P2"/>
      <text:p text:style-name="P2"><text:span text:style-name="Strong_20_Emphasis"><text:span text:style-name="T5"><text:s text:c="8"/></text:span></text:span><text:span text:style-name="Strong_20_Emphasis"><text:span text:style-name="T4"># P = preto</text:span></text:span></text:p>
      <text:p text:style-name="P2"><text:soft-page-break/><text:span text:style-name="Strong_20_Emphasis"><text:span text:style-name="T5"><text:s text:c="8"/></text:span></text:span><text:span text:style-name="Strong_20_Emphasis"><text:span text:style-name="T4"># B = banco</text:span></text:span></text:p>
      <text:p text:style-name="P2"/>
      <text:p text:style-name="P2"><text:span text:style-name="Strong_20_Emphasis"><text:span text:style-name="T5"><text:s text:c="8"/></text:span></text:span><text:span text:style-name="Strong_20_Emphasis"><text:span text:style-name="T4">for i in range(0,len(l)):</text:span></text:span></text:p>
      <text:p text:style-name="P2"><text:span text:style-name="Strong_20_Emphasis"><text:span text:style-name="T5"><text:s text:c="12"/></text:span></text:span><text:span text:style-name="Strong_20_Emphasis"><text:span text:style-name="T4">if l[i] == '0':</text:span></text:span></text:p>
      <text:p text:style-name="P2"><text:span text:style-name="Strong_20_Emphasis"><text:span text:style-name="T5"><text:s text:c="16"/></text:span></text:span><text:span text:style-name="Strong_20_Emphasis"><text:span text:style-name="T4">if barra:</text:span></text:span></text:p>
      <text:p text:style-name="P2"><text:span text:style-name="Strong_20_Emphasis"><text:span text:style-name="T5"><text:s text:c="20"/></text:span></text:span><text:span text:style-name="Strong_20_Emphasis"><text:span text:style-name="T4">b+='P'</text:span></text:span></text:p>
      <text:p text:style-name="P2"><text:span text:style-name="Strong_20_Emphasis"><text:span text:style-name="T5"><text:s text:c="20"/></text:span></text:span><text:span text:style-name="Strong_20_Emphasis"><text:span text:style-name="T4">barra=False</text:span></text:span></text:p>
      <text:p text:style-name="P2"><text:span text:style-name="Strong_20_Emphasis"><text:span text:style-name="T5"><text:s text:c="16"/></text:span></text:span><text:span text:style-name="Strong_20_Emphasis"><text:span text:style-name="T4">else:</text:span></text:span></text:p>
      <text:p text:style-name="P2"><text:span text:style-name="Strong_20_Emphasis"><text:span text:style-name="T5"><text:s text:c="20"/></text:span></text:span><text:span text:style-name="Strong_20_Emphasis"><text:span text:style-name="T4">b+='B'</text:span></text:span></text:p>
      <text:p text:style-name="P2"><text:span text:style-name="Strong_20_Emphasis"><text:span text:style-name="T5"><text:s text:c="20"/></text:span></text:span><text:span text:style-name="Strong_20_Emphasis"><text:span text:style-name="T4">barra=True</text:span></text:span></text:p>
      <text:p text:style-name="P2"><text:span text:style-name="Strong_20_Emphasis"><text:span text:style-name="T5"><text:s text:c="12"/></text:span></text:span><text:span text:style-name="Strong_20_Emphasis"><text:span text:style-name="T4">else:</text:span></text:span></text:p>
      <text:p text:style-name="P2"><text:span text:style-name="Strong_20_Emphasis"><text:span text:style-name="T5"><text:s text:c="16"/></text:span></text:span><text:span text:style-name="Strong_20_Emphasis"><text:span text:style-name="T4">if barra:</text:span></text:span></text:p>
      <text:p text:style-name="P2"><text:span text:style-name="Strong_20_Emphasis"><text:span text:style-name="T5"><text:s text:c="20"/></text:span></text:span><text:span text:style-name="Strong_20_Emphasis"><text:span text:style-name="T4">b+='PPP'</text:span></text:span></text:p>
      <text:p text:style-name="P2"><text:span text:style-name="Strong_20_Emphasis"><text:span text:style-name="T5"><text:s text:c="20"/></text:span></text:span><text:span text:style-name="Strong_20_Emphasis"><text:span text:style-name="T4">barra=False</text:span></text:span></text:p>
      <text:p text:style-name="P2"><text:span text:style-name="Strong_20_Emphasis"><text:span text:style-name="T5"><text:s text:c="16"/></text:span></text:span><text:span text:style-name="Strong_20_Emphasis"><text:span text:style-name="T4">else:</text:span></text:span></text:p>
      <text:p text:style-name="P2"><text:span text:style-name="Strong_20_Emphasis"><text:span text:style-name="T5"><text:s text:c="20"/></text:span></text:span><text:span text:style-name="Strong_20_Emphasis"><text:span text:style-name="T4">b+='BBB'</text:span></text:span></text:p>
      <text:p text:style-name="P2"><text:span text:style-name="Strong_20_Emphasis"><text:span text:style-name="T5"><text:s text:c="20"/></text:span></text:span><text:span text:style-name="Strong_20_Emphasis"><text:span text:style-name="T4">barra=True</text:span></text:span></text:p>
      <text:p text:style-name="P2"/>
      <text:p text:style-name="P2"><text:span text:style-name="Strong_20_Emphasis"><text:span text:style-name="T5"><text:s text:c="8"/></text:span></text:span><text:span text:style-name="Strong_20_Emphasis"><text:span text:style-name="T4"># concatena inicio e fim</text:span></text:span></text:p>
      <text:p text:style-name="P2"><text:span text:style-name="Strong_20_Emphasis"><text:span text:style-name="T5"><text:s text:c="8"/></text:span></text:span><text:span text:style-name="Strong_20_Emphasis"><text:span text:style-name="T4">b='PBPB' + b + 'PPPBP'</text:span></text:span></text:p>
      <text:p text:style-name="P2"/>
      <text:p text:style-name="P2"><text:span text:style-name="Strong_20_Emphasis"><text:span text:style-name="T5"><text:s text:c="8"/></text:span></text:span><text:span text:style-name="Strong_20_Emphasis"><text:span text:style-name="T4"># P = preto</text:span></text:span></text:p>
      <text:p text:style-name="P2"><text:span text:style-name="Strong_20_Emphasis"><text:span text:style-name="T5"><text:s text:c="8"/></text:span></text:span><text:span text:style-name="Strong_20_Emphasis"><text:span text:style-name="T4"># B = banco </text:span></text:span></text:p>
      <text:p text:style-name="P2"/>
      <text:p text:style-name="P2"><text:span text:style-name="Strong_20_Emphasis"><text:span text:style-name="T5"><text:s text:c="8"/></text:span></text:span><text:span text:style-name="Strong_20_Emphasis"><text:span text:style-name="T4"># percorre toda a string b e onde for P pinta de preto, onde for B pinta de banco </text:span></text:span></text:p>
      <text:p text:style-name="P2"/>
      <text:p text:style-name="P2"><text:span text:style-name="Strong_20_Emphasis"><text:span text:style-name="T5"><text:s text:c="8"/></text:span></text:span><text:span text:style-name="Strong_20_Emphasis"><text:span text:style-name="T4">for i in range(0,len(b)):</text:span></text:span></text:p>
      <text:p text:style-name="P2"><text:span text:style-name="Strong_20_Emphasis"><text:span text:style-name="T5"><text:s text:c="12"/></text:span></text:span><text:span text:style-name="Strong_20_Emphasis"><text:span text:style-name="T4">if b[i] == 'P':</text:span></text:span></text:p>
      <text:p text:style-name="P2"><text:span text:style-name="Strong_20_Emphasis"><text:span text:style-name="T5"><text:s text:c="16"/></text:span></text:span><text:span text:style-name="Strong_20_Emphasis"><text:span text:style-name="T4">draw.line((posX,posY,posX,posY + height),'black')</text:span></text:span></text:p>
      <text:p text:style-name="P2"><text:span text:style-name="Strong_20_Emphasis"><text:span text:style-name="T5"><text:s text:c="12"/></text:span></text:span><text:span text:style-name="Strong_20_Emphasis"><text:span text:style-name="T4">else:</text:span></text:span></text:p>
      <text:p text:style-name="P2"><text:span text:style-name="Strong_20_Emphasis"><text:span text:style-name="T5"><text:s text:c="16"/></text:span></text:span><text:span text:style-name="Strong_20_Emphasis"><text:span text:style-name="T4">draw.line((posX,posY,posX,posY + height),'white')</text:span></text:span></text:p>
      <text:p text:style-name="P2"><text:span text:style-name="Strong_20_Emphasis"><text:span text:style-name="T5"><text:s text:c="12"/></text:span></text:span><text:span text:style-name="Strong_20_Emphasis"><text:span text:style-name="T4">posX+=1</text:span></text:span></text:p>
      <text:p text:style-name="P2"><text:span text:style-name="Strong_20_Emphasis"><text:span text:style-name="T5"><text:s text:c="8"/></text:span></text:span><text:span text:style-name="Strong_20_Emphasis"><text:span text:style-name="T4">return imagem</text:span></text:span></text:p>
      <text:p text:style-name="P2"/>
      <text:p text:style-name="P2"><text:span text:style-name="Strong_20_Emphasis"><text:span text:style-name="T4">if __name__ == '__main__':</text:span></text:span></text:p>
      <text:p text:style-name="P2"><text:span text:style-name="Strong_20_Emphasis"><text:span text:style-name="T5"><text:s text:c="4"/></text:span></text:span><text:span text:style-name="Strong_20_Emphasis"><text:span text:style-name="T4"># criando instância do objeto codigodebarra</text:span></text:span></text:p>
      <text:p text:style-name="P2"><text:span text:style-name="Strong_20_Emphasis"><text:span text:style-name="T5"><text:s text:c="4"/></text:span></text:span><text:span text:style-name="Strong_20_Emphasis"><text:span text:style-name="T4">barra = codigodebarra()</text:span></text:span></text:p>
      <text:p text:style-name="P2"/>
      <text:p text:style-name="P2"><text:span text:style-name="Strong_20_Emphasis"><text:span text:style-name="T5"><text:s text:c="4"/></text:span></text:span><text:span text:style-name="Strong_20_Emphasis"><text:span text:style-name="T4"># codigo de barra completo em dígitos</text:span></text:span></text:p>
      <text:p text:style-name="P2"><text:span text:style-name="Strong_20_Emphasis"><text:span text:style-name="T5"><text:s text:c="4"/></text:span></text:span><text:span text:style-name="Strong_20_Emphasis"><text:span text:style-name="T4">codigo='23793391265970787924921001306006538680000010567'</text:span></text:span></text:p>
      <text:p text:style-name="P2"><text:span text:style-name="Strong_20_Emphasis"><text:span text:style-name="T5"><text:s text:c="4"/></text:span></text:span><text:span text:style-name="Strong_20_Emphasis"><text:span text:style-name="T4"># formato que deseja salvar a imagem (PNG,GIF)</text:span></text:span></text:p>
      <text:p text:style-name="P2"><text:span text:style-name="Strong_20_Emphasis"><text:span text:style-name="T5"><text:s text:c="4"/></text:span></text:span><text:span text:style-name="Strong_20_Emphasis"><text:span text:style-name="T4">tipo='GIF'</text:span></text:span></text:p>
      <text:p text:style-name="P2"/>
      <text:p text:style-name="P2"><text:span text:style-name="Strong_20_Emphasis"><text:span text:style-name="T5"><text:s text:c="4"/></text:span></text:span><text:span text:style-name="Strong_20_Emphasis"><text:span text:style-name="T4"># retornando uma imagem a partir do código de barra</text:span></text:span></text:p>
      <text:p text:style-name="P2"><text:span text:style-name="Strong_20_Emphasis"><text:span text:style-name="T5"><text:s text:c="4"/></text:span></text:span><text:span text:style-name="Strong_20_Emphasis"><text:span text:style-name="T4">image = barra.getcodbarra(codigo)</text:span></text:span></text:p>
      <text:p text:style-name="P2"/>
      <text:p text:style-name="P2"><text:span text:style-name="Strong_20_Emphasis"><text:span text:style-name="T5"><text:s text:c="4"/></text:span></text:span><text:span text:style-name="Strong_20_Emphasis"><text:span text:style-name="T4"># salvando imagem do tipo informado na variavel tipo</text:span></text:span></text:p>
      <text:p text:style-name="P2"><text:span text:style-name="Strong_20_Emphasis"><text:span text:style-name="T5"><text:s text:c="4"/></text:span></text:span><text:span text:style-name="Strong_20_Emphasis"><text:span text:style-name="T4">image.save('%s.%s'%(codigo,tipo</text:span></text:span></text:p>
      <text:p text:style-name="P18">Resultado do código :</text:p>
      <text:p text:style-name="P19"><draw:a xlink:type="simple" xlink:href="https://thiagosm.files.wordpress.com/2008/06/25codebar.gif"><draw:frame draw:style-name="fr1" draw:name="Figura1" text:anchor-type="as-char" svg:width="18.045cm" svg:height="1.905cm" draw:z-index="0"><draw:image xlink:href="https://thiagosm.files.wordpress.com/2008/06/25codebar.gif?w=680&amp;h=70" xlink:type="simple" xlink:show="embed" xlink:actuate="onLoad"/></draw:frame></draw:a></text:p>
      <text:p text:style-name="P16"/>
      <text:p text:style-name="Standard"/>
      <text:h text:style-name="Heading_20_1" text:outline-level="1"><text:bookmark text:name="pagelocation"/><text:soft-page-break/><text:a xlink:type="simple" xlink:href="http://wiki.python.org.br/CodigoBarras?action=fullsearch&amp;context=180&amp;value=linkto%3A%22CodigoBarras%22" text:style-name="Internet_20_link" text:visited-style-name="Visited_20_Internet_20_Link"><text:span text:style-name="T9">CodigoBarras</text:span></text:a></text:h>
      <text:section text:style-name="Sect1" text:name="content">
        <text:h text:style-name="P12" text:outline-level="1"><text:bookmark text:name="top"/><text:bookmark text:name="line-1"/><text:bookmark text:name="Receita_para_gerar_c.2BAPM-digo_de_barras"/>Receita para gerar código de barras</text:h>
        <text:p text:style-name="P14"><text:bookmark text:name="line-2"/><text:bookmark text:name="line-3"/>Geração de código padrão EAN-13 (utilizado em produtos de venda no varejo). <text:bookmark text:name="line-4"/>Para outros tipos (por exemplo: código de barras para boleto bancário), esta receita não serve.<text:bookmark text:name="line-5"/><text:bookmark text:name="line-6"/></text:p>
        <text:p text:style-name="P15"><text:span text:style-name="T6">A imagem final pode ser em .gif ou .png e é necessária a instalação do PIL (</text:span><text:a xlink:type="simple" xlink:href="http://www.pythonware.com/products/pil/" text:style-name="Internet_20_link" text:visited-style-name="Visited_20_Internet_20_Link">http://www.pythonware.com/products/pil/</text:a><text:span text:style-name="T6">).</text:span><text:bookmark text:name="line-7"/><text:bookmark text:name="line-8"/></text:p>
        <text:p text:style-name="P15"><text:span text:style-name="T6">* Este artigo é uma tradução da página: </text:span><text:a xlink:type="simple" xlink:href="http://wikipython.flibuste.net/moin.py/GenerateurCodeBarre" text:style-name="Internet_20_link" text:visited-style-name="Visited_20_Internet_20_Link">http://wikipython.flibuste.net/moin.py/GenerateurCodeBarre</text:a><text:bookmark text:name="line-9"/><text:bookmark text:name="line-10"/></text:p>
        <text:p text:style-name="P14">( FIXME: e a licença dessas fontes (tipográficas) abaixo? Elas podem ser colocada assim ?)<text:bookmark text:name="line-11"/><text:bookmark text:name="line-12"/></text:p>
        <text:h text:style-name="P13" text:outline-level="2"><text:bookmark text:name="EanBarCode.py"/>EanBarCode.py</text:h>
        <text:p text:style-name="P21"><text:bookmark text:name="line-13"/><text:bookmark text:name="line-14"/><text:bookmark text:name="line-15"/><text:bookmark text:name="line-16"/><text:bookmark text:name="line-17"/><text:bookmark text:name="line-18"/><text:bookmark text:name="line-19"/><text:bookmark text:name="line-20"/><text:bookmark text:name="line-21"/><text:bookmark text:name="line-22"/><text:bookmark text:name="line-23"/><text:bookmark text:name="line-24"/><text:bookmark text:name="line-25"/><text:bookmark text:name="line-26"/><text:bookmark text:name="line-27"/><text:bookmark text:name="line-28"/><text:bookmark text:name="line-29"/><text:bookmark text:name="line-30"/><text:bookmark text:name="line-31"/><text:bookmark text:name="line-32"/><text:bookmark text:name="line-33"/><text:bookmark text:name="line-34"/><text:bookmark text:name="line-35"/><text:bookmark text:name="line-36"/><text:bookmark text:name="line-37"/><text:bookmark text:name="line-38"/><text:bookmark text:name="line-39"/><text:bookmark text:name="line-40"/><text:bookmark text:name="line-41"/><text:bookmark text:name="line-42"/><text:bookmark text:name="line-43"/><text:bookmark text:name="line-44"/><text:bookmark text:name="line-45"/><text:bookmark text:name="line-46"/><text:bookmark text:name="line-47"/><text:bookmark text:name="line-48"/><text:bookmark text:name="line-49"/><text:bookmark text:name="line-50"/><text:bookmark text:name="line-51"/><text:bookmark text:name="line-52"/><text:bookmark text:name="line-53"/><text:bookmark text:name="line-54"/><text:bookmark text:name="line-55"/><text:bookmark text:name="line-56"/><text:bookmark text:name="line-57"/><text:bookmark text:name="line-58"/><text:bookmark text:name="line-59"/><text:bookmark text:name="line-60"/><text:bookmark text:name="line-61"/><text:bookmark text:name="line-62"/><text:bookmark text:name="line-63"/><text:bookmark text:name="line-64"/><text:bookmark text:name="line-65"/><text:bookmark text:name="line-66"/><text:bookmark text:name="line-67"/><text:bookmark text:name="line-68"/><text:bookmark text:name="line-69"/><text:bookmark text:name="line-70"/><text:bookmark text:name="line-71"/><text:bookmark text:name="line-72"/><text:bookmark text:name="line-73"/><text:bookmark text:name="line-74"/><text:bookmark text:name="line-75"/><text:bookmark text:name="line-76"/><text:bookmark text:name="line-77"/><text:bookmark text:name="line-78"/><text:bookmark text:name="line-79"/><text:bookmark text:name="line-80"/><text:bookmark text:name="line-81"/><text:bookmark text:name="line-82"/><text:bookmark text:name="line-83"/><text:bookmark text:name="line-84"/><text:bookmark text:name="line-85"/><text:bookmark text:name="line-86"/><text:bookmark text:name="line-87"/><text:bookmark text:name="line-88"/><text:bookmark text:name="line-89"/><text:bookmark text:name="line-90"/><text:bookmark text:name="line-91"/><text:bookmark text:name="line-92"/><text:bookmark text:name="line-93"/><text:bookmark text:name="line-94"/><text:bookmark text:name="line-95"/><text:bookmark text:name="line-96"/><text:bookmark text:name="line-97"/><text:bookmark text:name="line-98"/><text:bookmark text:name="line-99"/><text:bookmark text:name="line-100"/><text:bookmark text:name="line-101"/><text:bookmark text:name="line-102"/><text:bookmark text:name="line-103"/><text:bookmark text:name="line-104"/><text:bookmark text:name="line-105"/><text:bookmark text:name="line-106"/><text:bookmark text:name="line-107"/><text:bookmark text:name="line-108"/><text:bookmark text:name="line-109"/><text:bookmark text:name="line-110"/><text:bookmark text:name="line-111"/><text:bookmark text:name="line-112"/><text:bookmark text:name="line-113"/><text:bookmark text:name="line-114"/><text:bookmark text:name="line-115"/><text:bookmark text:name="line-116"/><text:bookmark text:name="line-117"/><text:bookmark text:name="line-118"/><text:bookmark text:name="line-119"/><text:bookmark text:name="line-120"/><text:bookmark text:name="line-121"/><text:bookmark text:name="line-122"/><text:bookmark text:name="line-123"/><text:bookmark text:name="line-124"/><text:bookmark text:name="line-125"/><text:bookmark text:name="line-126"/><text:bookmark text:name="line-127"/><text:bookmark text:name="line-128"/><text:bookmark text:name="line-129"/><text:bookmark text:name="line-130"/><text:bookmark text:name="line-131"/><text:bookmark text:name="line-132"/><text:bookmark text:name="line-133"/><text:bookmark text:name="line-134"/><text:bookmark text:name="line-135"/><text:bookmark text:name="line-136"/><text:bookmark text:name="line-137"/><text:bookmark text:name="line-138"/><text:bookmark text:name="line-139"/><text:bookmark text:name="line-140"/><text:bookmark text:name="line-141"/><text:bookmark text:name="line-142"/><text:bookmark text:name="line-143"/><text:bookmark text:name="line-144"/><text:bookmark text:name="line-145"/><text:bookmark text:name="line-146"/><text:bookmark text:name="line-147"/><text:bookmark text:name="line-148"/><text:bookmark text:name="line-149"/><text:bookmark text:name="line-150"/><text:bookmark text:name="line-151"/><text:bookmark text:name="line-152"/><text:bookmark text:name="line-153"/><text:bookmark text:name="line-154"/><text:bookmark text:name="line-155"/><text:bookmark text:name="line-156"/><text:bookmark text:name="line-157"/><text:bookmark text:name="line-158"/><text:bookmark text:name="line-159"/><text:bookmark text:name="line-160"/><text:bookmark text:name="line-161"/><text:bookmark text:name="line-162"/><text:bookmark text:name="line-163"/><text:bookmark text:name="line-164"/><text:bookmark text:name="line-165"/><text:bookmark text:name="line-166"/><text:bookmark text:name="line-167"/><text:bookmark text:name="line-168"/><text:bookmark text:name="line-169"/><text:bookmark text:name="line-170"/><text:bookmark text:name="line-171"/><text:bookmark text:name="line-172"/><text:bookmark text:name="line-173"/><text:bookmark text:name="line-174"/><text:bookmark text:name="line-175"/><text:bookmark text:name="line-176"/><text:bookmark text:name="line-177"/><text:bookmark text:name="line-178"/><text:bookmark text:name="line-179"/><text:bookmark text:name="line-180"/><text:bookmark text:name="line-181"/><text:bookmark text:name="line-182"/><text:bookmark text:name="line-183"/><text:bookmark text:name="line-184"/><text:bookmark text:name="line-185"/><text:bookmark text:name="line-186"/><text:bookmark text:name="line-187"/><text:bookmark text:name="line-188"/><text:bookmark text:name="line-189"/><text:bookmark text:name="line-190"/><text:bookmark text:name="line-191"/><text:bookmark text:name="line-192"/><text:bookmark text:name="line-193"/><text:bookmark text:name="line-194"/><text:bookmark text:name="line-195"/><text:bookmark text:name="line-196"/><text:bookmark text:name="line-197"/><text:bookmark text:name="line-198"/><text:bookmark text:name="line-199"/><text:bookmark text:name="line-200"/><text:bookmark text:name="line-201"/><text:bookmark text:name="line-202"/><text:bookmark text:name="line-203"/><text:bookmark text:name="line-204"/><text:bookmark text:name="line-205"/><text:bookmark text:name="line-206"/><text:bookmark text:name="line-207"/><text:bookmark text:name="line-208"/><text:bookmark text:name="line-209"/><text:bookmark text:name="line-210"/><text:bookmark text:name="line-211"/><text:bookmark text:name="line-212"/><text:bookmark text:name="line-213"/><text:bookmark text:name="line-214"/><text:bookmark text:name="line-215"/><text:bookmark text:name="line-216"/><text:bookmark text:name="line-217"/><text:bookmark text:name="line-218"/><text:bookmark text:name="line-219"/><text:bookmark text:name="line-220"/><text:bookmark text:name="line-221"/><text:bookmark text:name="line-222"/><text:bookmark text:name="line-223"/><text:bookmark text:name="line-224"/><text:bookmark text:name="line-225"/><text:bookmark text:name="line-226"/><text:bookmark text:name="line-227"/><text:bookmark text:name="line-228"/><text:bookmark text:name="line-229"/><text:bookmark text:name="line-230"/><text:bookmark text:name="line-231"/><text:bookmark text:name="line-232"/><text:bookmark text:name="line-233"/><text:bookmark text:name="line-234"/><text:bookmark text:name="line-235"/><text:bookmark text:name="line-236"/><text:bookmark text:name="line-237"/><text:bookmark text:name="line-238"/><text:bookmark text:name="line-239"/><text:bookmark text:name="line-240"/><text:bookmark text:name="line-241"/><text:bookmark text:name="line-242"/><text:bookmark text:name="line-243"/><text:bookmark text:name="line-244"/><text:bookmark text:name="line-245"/><text:bookmark text:name="line-246"/><text:bookmark text:name="line-247"/><text:bookmark text:name="line-248"/><text:bookmark text:name="line-249"/><text:bookmark text:name="line-250"/><text:bookmark text:name="line-251"/><text:bookmark text:name="line-252"/><text:bookmark text:name="line-253"/><text:bookmark text:name="line-254"/><text:bookmark text:name="line-255"/><text:bookmark text:name="line-256"/><text:bookmark text:name="line-257"/><text:bookmark text:name="line-258"/><text:bookmark text:name="line-259"/><text:bookmark text:name="line-260"/><text:bookmark text:name="line-261"/><text:bookmark text:name="line-262"/><text:bookmark text:name="line-263"/><text:bookmark text:name="line-264"/><text:bookmark text:name="line-265"/><text:bookmark text:name="line-266"/><text:bookmark text:name="line-267"/><text:bookmark text:name="line-268"/><text:bookmark text:name="line-269"/><text:bookmark text:name="line-270"/><text:bookmark text:name="line-271"/><text:bookmark text:name="line-272"/><text:bookmark text:name="line-273"/><text:bookmark text:name="line-274"/><text:bookmark text:name="line-275"/><text:bookmark text:name="line-276"/><text:bookmark text:name="line-277"/><text:bookmark text:name="line-278"/><text:bookmark text:name="line-279"/><text:bookmark text:name="line-280"/><text:bookmark text:name="line-281"/><text:bookmark text:name="line-282"/><text:bookmark text:name="line-283"/><text:bookmark text:name="line-284"/><text:bookmark text:name="line-285"/><text:bookmark text:name="line-286"/><text:bookmark text:name="line-287"/><text:bookmark text:name="line-288"/><text:bookmark text:name="line-289"/><text:bookmark text:name="line-290"/><text:bookmark text:name="line-291"/><text:bookmark text:name="line-292"/><text:bookmark text:name="line-293"/><text:bookmark text:name="line-294"/><text:bookmark text:name="line-295"/><text:bookmark text:name="line-296"/><text:bookmark text:name="line-297"/><text:bookmark text:name="line-298"/><text:bookmark text:name="line-299"/><text:bookmark text:name="line-300"/><text:bookmark text:name="line-301"/><text:bookmark text:name="line-302"/><text:bookmark text:name="line-303"/><text:bookmark text:name="line-304"/><text:bookmark text:name="line-305"/><text:bookmark text:name="line-306"/><text:bookmark text:name="line-307"/><text:bookmark text:name="line-308"/><text:bookmark text:name="line-1-1"/><text:a xlink:type="simple" xlink:href="http://wiki.python.org.br/CodigoBarras#" text:style-name="Internet_20_link" text:visited-style-name="Visited_20_Internet_20_Link"><text:span text:style-name="T7">Esconder número das linhas</text:span></text:a></text:p>
        <text:p text:style-name="P6"><text:bookmark text:name="CA-fb40c76ca93d5aa1e53809ad33ec5dddbad8fd67"/><text:bookmark text:name="CA-fb40c76ca93d5aa1e53809ad33ec5dddbad8fd67_1"/><text:bookmark text:name="line-1-2"/># courbB08.pil PIL Font file uuencoded</text:p>
        <text:p text:style-name="P7"><text:bookmark text:name="CA-fb40c76ca93d5aa1e53809ad33ec5dddbad8fd67_2"/><text:bookmark text:name="line-2-1"/><text:span text:style-name="T10">courB08_pil</text:span> =<text:span text:style-name="T12">"""eJztl91rFkcUxp+Zt7vGFYzVtiJKICgYlLRWkaBBVGgDraFGCH5gsQp+QMBqabAVRYJYAlakCkoh</text:span></text:p>
        <text:p text:style-name="P9"><text:bookmark text:name="CA-fb40c76ca93d5aa1e53809ad33ec5dddbad8fd67_3"/><text:bookmark text:name="line-3-1"/>CpYgxaLkIu1NvLBeSAStglpqL6xQAsVe2AuL5u2buH3mzGaYPf9AKWTl8d3nl7MzZ2bnazvea9+9</text:p>
        <text:p text:style-name="P9"><text:bookmark text:name="CA-fb40c76ca93d5aa1e53809ad33ec5dddbad8fd67_4"/><text:bookmark text:name="line-4-1"/>7+PurFWut5e0Zu+s7VybYfKavP7LK3X/5TlM4Q3/OWbyf1ARD/6mgb2SjwtPhbpnq0iKZ6ahrmCj</text:p>
        <text:p text:style-name="P9"><text:bookmark text:name="CA-fb40c76ca93d5aa1e53809ad33ec5dddbad8fd67_5"/><text:bookmark text:name="line-5-1"/>wqbxdgamRnHOA69jimN5zvIS8cDcUEeVdYzRAw1FHcJYXgPvG4s6Jlgj7xeEequS3wLeNvGvnrEO</text:p>
        <text:p text:style-name="P9"><text:bookmark text:name="CA-fb40c76ca93d5aa1e53809ad33ec5dddbad8fd67_6"/><text:bookmark text:name="line-6-1"/>tq+Jt82szT+b86+WHlgS2jHGuHF6YHnog1zaupxqCcy3t4X3rVG9iXhgjW+bsFQ80BaxRDywTrF1</text:p>
        <text:p text:style-name="P9"><text:bookmark text:name="CA-fb40c76ca93d5aa1e53809ad33ec5dddbad8fd67_7"/><text:bookmark text:name="line-7-1"/>VId6toPaqOI2UlsV20ptV2w7tUuxXVSXYl3UvoIZ9kFFPPBJ6D/HLD3QXbwjyDjI6YHPiz5FXiN7</text:p>
        <text:p text:style-name="P9"><text:bookmark text:name="CA-fb40c76ca93d5aa1e53809ad33ec5dddbad8fd67_8"/><text:bookmark text:name="line-8-1"/>SQ8cDu/N9/1h3veEOP/Oe6gvQnmuvYYe+NL3qYyNVDxw2seF8XKa+jrKJREPnFdx56l+xfqpS4pd</text:p>
        <text:p text:style-name="P9"><text:bookmark text:name="CA-fb40c76ca93d5aa1e53809ad33ec5dddbad8fd67_9"/><text:bookmark text:name="line-9-1"/>ogZUeQPU91FcKh64GveBeOCaKu8adUM9e4O6reJuU/cUu0c9VM8+pB6r/B5TI+rZEerPUpyhB/6K</text:p>
        <text:p text:style-name="P9"><text:bookmark text:name="CA-fb40c76ca93d5aa1e53809ad33ec5dddbad8fd67_10"/><text:bookmark text:name="line-10-1"/>5lsqHniuyntO1VR5Nb5CU86FHqZOsTqqXrF66o2ojlQ8zDwVN4+aX86FHqYpXg9YLeevWRzPc7LF</text:p>
        <text:p text:style-name="P9"><text:bookmark text:name="CA-fb40c76ca93d5aa1e53809ad33ec5dddbad8fd67_11"/><text:bookmark text:name="line-11-1"/>ZG+V1wN6mKXxvMzH6GFaJua5zGNLD7MqmtNcc+hh1oT1oCb5cf6aNj92mbPMGXqY9jCPasLaqQ1h</text:p>
        <text:p text:style-name="P9"><text:bookmark text:name="CA-fb40c76ca93d5aa1e53809ad33ec5dddbad8fd67_12"/><text:bookmark text:name="line-12-1"/>jMv8pYfZpOI2UR9GcYl4mB1RnMtvB9me8N583B5qb3mNoIf5NGJc1+hhPvPrrjybioc5op49Qh0L</text:p>
        <text:p text:style-name="P9"><text:bookmark text:name="CA-fb40c76ca93d5aa1e53809ad33ec5dddbad8fd67_13"/><text:bookmark text:name="line-13-1"/>dfj8jlHHQ3s9O059Fc3zRDzMmVKcpYfpU+3oI/umxJyH+TYqLxUPc0X13xVqMMovFQ8zpPIbon6M</text:p>
        <text:p text:style-name="P9"><text:bookmark text:name="CA-fb40c76ca93d5aa1e53809ad33ec5dddbad8fd67_14"/><text:bookmark text:name="line-14-1"/>WCoeZljVMUz9VIqz9DAP1Dt6QP0a9gpZ7+lhHhXjysreaOhhfiv1vaGH+T2Mv5rbU+hh/uAaOnlN</text:p>
        <text:p text:style-name="P9"><text:bookmark text:name="CA-fb40c76ca93d5aa1e53809ad33ec5dddbad8fd67_15"/><text:bookmark text:name="line-15-1"/>Xv+Hy4/7mtv3OW5hnpTODIYe5mm0xqbiYf4OcbLv08NU1ZyuuqKLOEvm6sjhJkd8TjRustgkrO3u</text:p>
        <text:p text:style-name="P9"><text:bookmark text:name="CA-fb40c76ca93d5aa1e53809ad33ec5dddbad8fd67_16"/><text:bookmark text:name="line-16-1"/>vFGjh60r1uyiPHrY6eH84tb7l/SwM8vrAT3snHgNY9wcsoby+Y8edn5UxxTxsIuitrlcFpG9GcVx</text:p>
        <text:p text:style-name="P9"><text:bookmark text:name="CA-fb40c76ca93d5aa1e53809ad33ec5dddbad8fd67_17"/><text:bookmark text:name="line-17-1"/>/6CHXRrKk72MHrYl3stYB/ceu7I4X02wlWSrCmaF1ehhV7NrovWKHrattI4betj20Fc8r7E87kf2</text:p>
        <text:p text:style-name="P9"><text:bookmark text:name="CA-fb40c76ca93d5aa1e53809ad33ec5dddbad8fd67_18"/><text:bookmark text:name="line-18-1"/>g+gcy32BHnZDfKZmHPco2xnl4vqlk2yz6r/N1EfRPpiKh90d7VGpeNi9inGPst2lNdbSwx4McS8k</text:p>
        <text:p text:style-name="P9"><text:bookmark text:name="CA-fb40c76ca93d5aa1e53809ad33ec5dddbad8fd67_19"/><text:bookmark text:name="line-19-1"/>7iDVE/Ytz3qoXsV6qZOKnaTOBDYqjPuRPRfOkz7uHNUf4uQMQg/7XekMYulhB6JnE/GwP0T1JuJh</text:p>
        <text:p text:style-name="P9"><text:bookmark text:name="CA-fb40c76ca93d5aa1e53809ad33ec5dddbad8fd67_20"/><text:bookmark text:name="line-20-1"/>ryrGM6G9HuWSiIcdDnPmhTs70sPeCuPes1vUXcXuUvcDGxV2n/olOisn4mEfhfOVby/3KDsSlZeI</text:p>
        <text:p text:style-name="P9"><text:bookmark text:name="CA-fb40c76ca93d5aa1e53809ad33ec5dddbad8fd67_21"/><text:bookmark text:name="line-21-1"/>h32iGOe0faoY57R9ptgzajTKJREPOx7aJnOfHhUbxov0Mz0qU8v50aMyo/wu6VGZrdhsqqH8fnll</text:p>
        <text:p text:style-name="P9"><text:bookmark text:name="CA-fb40c76ca93d5aa1e53809ad33ec5dddbad8fd67_22"/><text:bookmark text:name="line-22-1"/>HEEz4zj6DNMxK+4X+gyv8cszyoU+4zfmjNAO9zuXrNGXF1gj2ULFFpI1K9ZMtiww//22jGwFXg39</text:p>
        <text:p text:style-name="P9"><text:bookmark text:name="CA-fb40c76ca93d5aa1e53809ad33ec5dddbad8fd67_23"/><text:bookmark text:name="line-23-1"/>535XkK0O+cl5gz7Du6iP5wd9hvfDs9LP9BnWR/U6tp6sU7FOsi1RLo5tIdsWled+t5HtVO3YSdal</text:p>
        <text:p text:style-name="P9"><text:bookmark text:name="CA-fb40c76ca93d5aa1e53809ad33ec5dddbad8fd67_24"/><text:bookmark text:name="line-24-1"/>WBfZftW2/WQHVH4HyA6F9+GfPUR2VOV3lKxXsV6yE4qdIDul2Cmys6ptZ8n6Qi7+m7OP7ELoU/8t</text:p>
        <text:p text:style-name="P7"><text:bookmark text:name="CA-fb40c76ca93d5aa1e53809ad33ec5dddbad8fd67_25"/><text:bookmark text:name="line-25-1"/><text:span text:style-name="T12">dIHsoo8L+V0ku6xyvkw2qNgg2VBgvg+GyK6XyrP0GW5ydE3EuXd5k+xOeOdVibtD9jNm/Qv15O4i"""</text:span></text:p>
        <text:p text:style-name="P11"><text:bookmark text:name="CA-fb40c76ca93d5aa1e53809ad33ec5dddbad8fd67_26"/><text:bookmark text:name="line-26-1"/></text:p>
        <text:p text:style-name="P6"><text:bookmark text:name="CA-fb40c76ca93d5aa1e53809ad33ec5dddbad8fd67_27"/><text:bookmark text:name="line-27-1"/># courbB08.pbm font file uuencoded</text:p>
        <text:p text:style-name="P7"><text:bookmark text:name="CA-fb40c76ca93d5aa1e53809ad33ec5dddbad8fd67_28"/><text:bookmark text:name="line-28-1"/><text:span text:style-name="T10">courB08_pbm</text:span> =<text:span text:style-name="T12">"""eJxNkntM01cUx8+P2/1apUAZEpECq4KRjKhF0E55FYEp4yG6mglz2Q8Q1BhERhhls/zKI+CID4wb</text:span></text:p>
        <text:p text:style-name="P9"><text:bookmark text:name="CA-fb40c76ca93d5aa1e53809ad33ec5dddbad8fd67_29"/><text:bookmark text:name="line-29-1"/>IAPKpk4GAzqZPKKMX2GIUwGJG+ImtKwKjIzXcGuBtncV0Hn+uLnn5Nzv55xv7mdRkbusVjquBACr</text:p>
        <text:p text:style-name="P9"><text:bookmark text:name="CA-fb40c76ca93d5aa1e53809ad33ec5dddbad8fd67_30"/><text:bookmark text:name="line-30-1"/>0N3B+wCQi/m+ijAf4LGl/wgAiwkNDpRIyyABSjGkBQ/fa3c1bfLs4U8ulDcYUs/502rTpIlO9pyc</text:p>
        <text:p text:style-name="P9"><text:bookmark text:name="CA-fb40c76ca93d5aa1e53809ad33ec5dddbad8fd67_31"/><text:bookmark text:name="line-31-1"/>Kp/Buql6f3rmZ1NqvpO2SZXf0duY3j0563zjoZpW8AvHRmVeZ/Co36mFR8bERzlsxOMJ+oJshsS5</text:p>
        <text:p text:style-name="P9"><text:bookmark text:name="CA-fb40c76ca93d5aa1e53809ad33ec5dddbad8fd67_32"/><text:bookmark text:name="line-32-1"/>7rlfzFzmnZFEFnIEZjTGizgLsLzjl4QtrNprBRu10e+u9GgePHjG63bPDw/H87uix0Vtsvkqg9qO</text:p>
        <text:p text:style-name="P9"><text:bookmark text:name="CA-fb40c76ca93d5aa1e53809ad33ec5dddbad8fd67_33"/><text:bookmark text:name="line-33-1"/>lUimPLiOM4z69YfqIu5Pa2Sr/io6n9Xmf9e+57W1Iapo4lLQBdLSWc/z3KOSlgznDXTW/Flh21kX</text:p>
        <text:p text:style-name="P9"><text:bookmark text:name="CA-fb40c76ca93d5aa1e53809ad33ec5dddbad8fd67_34"/><text:bookmark text:name="line-34-1"/>IeUIX8FZVL9dwP4NBH5jglYxkBNFmWgMcfsAxM/9gEL5TTwYpnfElR8qQ+WiCgeTHOAfb2bW/cQC</text:p>
        <text:p text:style-name="P9"><text:bookmark text:name="CA-fb40c76ca93d5aa1e53809ad33ec5dddbad8fd67_35"/><text:bookmark text:name="line-35-1"/>/FozFOOQzAebtjRvQLI7HBtXvaZe25a3Q/1vZpPa+kd1XXKuflr5Cm48YUsUcjMXjsm/sf+22s6z</text:p>
        <text:p text:style-name="P9"><text:bookmark text:name="CA-fb40c76ca93d5aa1e53809ad33ec5dddbad8fd67_36"/><text:bookmark text:name="line-36-1"/>QAbGZ8mEXMzSE4y9AHhRpltwB1N9ynz5H2MOi0MEi4E5O1ov9ogrFU5cMWAcdgQb3xHFtFK+0pkh</text:p>
        <text:p text:style-name="P9"><text:bookmark text:name="CA-fb40c76ca93d5aa1e53809ad33ec5dddbad8fd67_37"/><text:bookmark text:name="line-37-1"/>VnYWxltx92j69p6jJ9OnHr+Cq5x5X6Mz70JcX2tEG5LIShM4EHIGoLIRsHzcvEuGwMYA4DZPn7gP</text:p>
        <text:p text:style-name="P9"><text:bookmark text:name="CA-fb40c76ca93d5aa1e53809ad33ec5dddbad8fd67_38"/><text:bookmark text:name="line-38-1"/>MA1QIgltnt82cTu7j5n76mmz3TU5Bh3PFRTHku52aBgaTnJD7m1c0a3hNjbWWjBtMsP/OFac/LYA</text:p>
        <text:p text:style-name="P9"><text:bookmark text:name="CA-fb40c76ca93d5aa1e53809ad33ec5dddbad8fd67_39"/><text:bookmark text:name="line-39-1"/><text:soft-page-break/>NAAWepdYodB58NBFIuOjNSQ4cgXplqP2RyOe8fd999T8weqBRwLwNFdQobHgA1/YTV8PH+TwV59v</text:p>
        <text:p text:style-name="P9"><text:bookmark text:name="CA-fb40c76ca93d5aa1e53809ad33ec5dddbad8fd67_40"/><text:bookmark text:name="line-40-1"/>Bo7Y1J4rmHFv3T9e8rmmXdGSuPpSbBnhYJ7V8ICz6AfGcdTpRkpCUU8WcOT8wb+dSHIb6QZapx0M</text:p>
        <text:p text:style-name="P9"><text:bookmark text:name="CA-fb40c76ca93d5aa1e53809ad33ec5dddbad8fd67_41"/><text:bookmark text:name="line-41-1"/>Y2DO4i7jYV2AUNkkErpQFHVYmFRmYD7OJhDyQSiow4IkrS3TbpQqFA9slE4jnj6peXMTC+N8buJ2</text:p>
        <text:p text:style-name="P9"><text:bookmark text:name="CA-fb40c76ca93d5aa1e53809ad33ec5dddbad8fd67_42"/><text:bookmark text:name="line-42-1"/>0Uv5eOothuGIiluyCDtff3miBzJHjncOIC3bPT8FLabRPd0TCWy346Mmn9Rz23WyNMJcsnqhQani</text:p>
        <text:p text:style-name="P9"><text:bookmark text:name="CA-fb40c76ca93d5aa1e53809ad33ec5dddbad8fd67_43"/><text:bookmark text:name="line-43-1"/>3CMFOZuYU7c20zTNVqNbGPNxALWnybeLEcTvXWpc10leI5ae/CI9qBqI686cnO6P6F33e2vAp0nz</text:p>
        <text:p text:style-name="P9"><text:bookmark text:name="CA-fb40c76ca93d5aa1e53809ad33ec5dddbad8fd67_44"/><text:bookmark text:name="line-44-1"/>9+hnbNeueh/261UJK5aVeSf73ZSXA7dOBXvkXODEb9hVww4KtPNAbPvaZbi0q9kICCl+CiBJSzLv</text:p>
        <text:p text:style-name="P9"><text:bookmark text:name="CA-fb40c76ca93d5aa1e53809ad33ec5dddbad8fd67_45"/><text:bookmark text:name="line-45-1"/>a8TlntYlC4UHvCRTlaXOy13VAbN0eae2v3hNesWXLsWPkjfOPq7e6zd1fOfc1TckDaylrvleinnT</text:p>
        <text:p text:style-name="P9"><text:bookmark text:name="CA-fb40c76ca93d5aa1e53809ad33ec5dddbad8fd67_46"/><text:bookmark text:name="line-46-1"/>8Ui87ScLMVhhEx7SUJ8U2zKrRR2Z1dEqZlkr7kDTuhFjpkvse9ZXN0R9H+DlYA4TXVm6/kXDQMyT</text:p>
        <text:p text:style-name="P9"><text:bookmark text:name="CA-fb40c76ca93d5aa1e53809ad33ec5dddbad8fd67_47"/><text:bookmark text:name="line-47-1"/>eGnJFXlLlSgva5iLUEcbiyDzNqf4Wr9kKYVUIcY40DrnsW4E4zW9QxnHVYx+bo64mIskDWjZgCrq</text:p>
        <text:p text:style-name="P7"><text:bookmark text:name="CA-fb40c76ca93d5aa1e53809ad33ec5dddbad8fd67_48"/><text:bookmark text:name="line-48-1"/><text:span text:style-name="T12">eVQFrS7Sh/uFLftIidKWbgj6Oq652d4c3v88Dw2JDK7bSWX/ByuaLZI="""</text:span></text:p>
        <text:p text:style-name="P11"><text:bookmark text:name="CA-fb40c76ca93d5aa1e53809ad33ec5dddbad8fd67_49"/><text:bookmark text:name="line-49-1"/></text:p>
        <text:p text:style-name="P11"><text:bookmark text:name="CA-fb40c76ca93d5aa1e53809ad33ec5dddbad8fd67_50"/><text:bookmark text:name="line-50-1"/></text:p>
        <text:p text:style-name="P7"><text:bookmark text:name="CA-fb40c76ca93d5aa1e53809ad33ec5dddbad8fd67_51"/><text:bookmark text:name="line-51-1"/><text:span text:style-name="T14">class</text:span> <text:span text:style-name="T10">EanBarCode</text:span>:</text:p>
        <text:p text:style-name="P8"><text:bookmark text:name="CA-fb40c76ca93d5aa1e53809ad33ec5dddbad8fd67_52"/><text:bookmark text:name="line-52-1"/><text:s text:c="3"/><text:span text:style-name="T13">""" Compute the EAN bar code """</text:span></text:p>
        <text:p text:style-name="P8"><text:bookmark text:name="CA-fb40c76ca93d5aa1e53809ad33ec5dddbad8fd67_53"/><text:bookmark text:name="line-53-1"/><text:s text:c="3"/><text:span text:style-name="T15">def</text:span><text:span text:style-name="T16"> </text:span><text:span text:style-name="T11">__init__</text:span><text:span text:style-name="T16">(</text:span><text:span text:style-name="T15">self</text:span><text:span text:style-name="T16">):</text:span></text:p>
        <text:p text:style-name="P8"><text:bookmark text:name="CA-fb40c76ca93d5aa1e53809ad33ec5dddbad8fd67_54"/><text:bookmark text:name="line-54-1"/><text:s text:c="6"/><text:span text:style-name="T11">A</text:span><text:span text:style-name="T16"> = {</text:span><text:span text:style-name="T18">0</text:span><text:span text:style-name="T16"> : </text:span><text:span text:style-name="T13">"0001101"</text:span><text:span text:style-name="T16">, </text:span><text:span text:style-name="T18">1</text:span><text:span text:style-name="T16"> : </text:span><text:span text:style-name="T13">"0011001"</text:span><text:span text:style-name="T16">, </text:span><text:span text:style-name="T18">2</text:span><text:span text:style-name="T16"> : </text:span><text:span text:style-name="T13">"0010011"</text:span><text:span text:style-name="T16">, </text:span><text:span text:style-name="T18">3</text:span><text:span text:style-name="T16"> : </text:span><text:span text:style-name="T13">"0111101"</text:span><text:span text:style-name="T16">, </text:span><text:span text:style-name="T18">4</text:span><text:span text:style-name="T16"> : </text:span><text:span text:style-name="T13">"0100011"</text:span><text:span text:style-name="T16">, </text:span></text:p>
        <text:p text:style-name="P8"><text:bookmark text:name="CA-fb40c76ca93d5aa1e53809ad33ec5dddbad8fd67_55"/><text:bookmark text:name="line-55-1"/><text:s text:c="11"/><text:span text:style-name="T18">5</text:span><text:span text:style-name="T16"> : </text:span><text:span text:style-name="T13">"0110001"</text:span><text:span text:style-name="T16">, </text:span><text:span text:style-name="T18">6</text:span><text:span text:style-name="T16"> : </text:span><text:span text:style-name="T13">"0101111"</text:span><text:span text:style-name="T16">, </text:span><text:span text:style-name="T18">7</text:span><text:span text:style-name="T16"> : </text:span><text:span text:style-name="T13">"0111011"</text:span><text:span text:style-name="T16">, </text:span><text:span text:style-name="T18">8</text:span><text:span text:style-name="T16"> : </text:span><text:span text:style-name="T13">"0110111"</text:span><text:span text:style-name="T16">, </text:span><text:span text:style-name="T18">9</text:span><text:span text:style-name="T16"> : </text:span><text:span text:style-name="T13">"0001011"</text:span><text:span text:style-name="T16">}</text:span></text:p>
        <text:p text:style-name="P8"><text:bookmark text:name="CA-fb40c76ca93d5aa1e53809ad33ec5dddbad8fd67_56"/><text:bookmark text:name="line-56-1"/><text:s text:c="6"/><text:span text:style-name="T11">B</text:span><text:span text:style-name="T16"> = {</text:span><text:span text:style-name="T18">0</text:span><text:span text:style-name="T16"> : </text:span><text:span text:style-name="T13">"0100111"</text:span><text:span text:style-name="T16">, </text:span><text:span text:style-name="T18">1</text:span><text:span text:style-name="T16"> : </text:span><text:span text:style-name="T13">"0110011"</text:span><text:span text:style-name="T16">, </text:span><text:span text:style-name="T18">2</text:span><text:span text:style-name="T16"> : </text:span><text:span text:style-name="T13">"0011011"</text:span><text:span text:style-name="T16">, </text:span><text:span text:style-name="T18">3</text:span><text:span text:style-name="T16"> : </text:span><text:span text:style-name="T13">"0100001"</text:span><text:span text:style-name="T16">, </text:span><text:span text:style-name="T18">4</text:span><text:span text:style-name="T16"> : </text:span><text:span text:style-name="T13">"0011101"</text:span><text:span text:style-name="T16">,</text:span></text:p>
        <text:p text:style-name="P8"><text:bookmark text:name="CA-fb40c76ca93d5aa1e53809ad33ec5dddbad8fd67_57"/><text:bookmark text:name="line-57-1"/><text:s text:c="11"/><text:span text:style-name="T18">5</text:span><text:span text:style-name="T16"> : </text:span><text:span text:style-name="T13">"0111001"</text:span><text:span text:style-name="T16">, </text:span><text:span text:style-name="T18">6</text:span><text:span text:style-name="T16"> : </text:span><text:span text:style-name="T13">"0000101"</text:span><text:span text:style-name="T16">, </text:span><text:span text:style-name="T18">7</text:span><text:span text:style-name="T16"> : </text:span><text:span text:style-name="T13">"0010001"</text:span><text:span text:style-name="T16">, </text:span><text:span text:style-name="T18">8</text:span><text:span text:style-name="T16"> : </text:span><text:span text:style-name="T13">"0001001"</text:span><text:span text:style-name="T16">, </text:span><text:span text:style-name="T18">9</text:span><text:span text:style-name="T16"> : </text:span><text:span text:style-name="T13">"0010111"</text:span><text:span text:style-name="T16">}</text:span></text:p>
        <text:p text:style-name="P8"><text:bookmark text:name="CA-fb40c76ca93d5aa1e53809ad33ec5dddbad8fd67_58"/><text:bookmark text:name="line-58-1"/><text:s text:c="6"/><text:span text:style-name="T11">C</text:span><text:span text:style-name="T16"> = {</text:span><text:span text:style-name="T18">0</text:span><text:span text:style-name="T16"> : </text:span><text:span text:style-name="T13">"1110010"</text:span><text:span text:style-name="T16">, </text:span><text:span text:style-name="T18">1</text:span><text:span text:style-name="T16"> : </text:span><text:span text:style-name="T13">"1100110"</text:span><text:span text:style-name="T16">, </text:span><text:span text:style-name="T18">2</text:span><text:span text:style-name="T16"> : </text:span><text:span text:style-name="T13">"1101100"</text:span><text:span text:style-name="T16">, </text:span><text:span text:style-name="T18">3</text:span><text:span text:style-name="T16"> : </text:span><text:span text:style-name="T13">"1000010"</text:span><text:span text:style-name="T16">, </text:span><text:span text:style-name="T18">4</text:span><text:span text:style-name="T16"> : </text:span><text:span text:style-name="T13">"1011100"</text:span><text:span text:style-name="T16">,</text:span></text:p>
        <text:p text:style-name="P8"><text:bookmark text:name="CA-fb40c76ca93d5aa1e53809ad33ec5dddbad8fd67_59"/><text:bookmark text:name="line-59-1"/><text:s text:c="11"/><text:span text:style-name="T18">5</text:span><text:span text:style-name="T16"> : </text:span><text:span text:style-name="T13">"1001110"</text:span><text:span text:style-name="T16">, </text:span><text:span text:style-name="T18">6</text:span><text:span text:style-name="T16"> : </text:span><text:span text:style-name="T13">"1010000"</text:span><text:span text:style-name="T16">, </text:span><text:span text:style-name="T18">7</text:span><text:span text:style-name="T16"> : </text:span><text:span text:style-name="T13">"1000100"</text:span><text:span text:style-name="T16">, </text:span><text:span text:style-name="T18">8</text:span><text:span text:style-name="T16"> : </text:span><text:span text:style-name="T13">"1001000"</text:span><text:span text:style-name="T16">, </text:span><text:span text:style-name="T18">9</text:span><text:span text:style-name="T16"> : </text:span><text:span text:style-name="T13">"1110100"</text:span><text:span text:style-name="T16">}</text:span></text:p>
        <text:p text:style-name="P8"><text:bookmark text:name="CA-fb40c76ca93d5aa1e53809ad33ec5dddbad8fd67_60"/><text:bookmark text:name="line-60-1"/><text:s text:c="6"/><text:span text:style-name="T15">self</text:span><text:span text:style-name="T16">.</text:span><text:span text:style-name="T11">groupC</text:span><text:span text:style-name="T16"> = </text:span><text:span text:style-name="T11">C</text:span></text:p>
        <text:p text:style-name="P11"><text:bookmark text:name="CA-fb40c76ca93d5aa1e53809ad33ec5dddbad8fd67_61"/><text:bookmark text:name="line-61-1"/></text:p>
        <text:p text:style-name="P8"><text:bookmark text:name="CA-fb40c76ca93d5aa1e53809ad33ec5dddbad8fd67_62"/><text:bookmark text:name="line-62-1"/><text:s text:c="6"/><text:span text:style-name="T15">self</text:span><text:span text:style-name="T16">.</text:span><text:span text:style-name="T11">family</text:span><text:span text:style-name="T16"> = {</text:span><text:span text:style-name="T18">0</text:span><text:span text:style-name="T16"> : (</text:span><text:span text:style-name="T11">A</text:span><text:span text:style-name="T16">,</text:span><text:span text:style-name="T11">A</text:span><text:span text:style-name="T16">,</text:span><text:span text:style-name="T11">A</text:span><text:span text:style-name="T16">,</text:span><text:span text:style-name="T11">A</text:span><text:span text:style-name="T16">,</text:span><text:span text:style-name="T11">A</text:span><text:span text:style-name="T16">,</text:span><text:span text:style-name="T11">A</text:span><text:span text:style-name="T16">), </text:span><text:span text:style-name="T18">1</text:span><text:span text:style-name="T16"> : (</text:span><text:span text:style-name="T11">A</text:span><text:span text:style-name="T16">,</text:span><text:span text:style-name="T11">A</text:span><text:span text:style-name="T16">,</text:span><text:span text:style-name="T11">B</text:span><text:span text:style-name="T16">,</text:span><text:span text:style-name="T11">A</text:span><text:span text:style-name="T16">,</text:span><text:span text:style-name="T11">B</text:span><text:span text:style-name="T16">,</text:span><text:span text:style-name="T11">B</text:span><text:span text:style-name="T16">), </text:span><text:span text:style-name="T18">2</text:span><text:span text:style-name="T16"> : (</text:span><text:span text:style-name="T11">A</text:span><text:span text:style-name="T16">,</text:span><text:span text:style-name="T11">A</text:span><text:span text:style-name="T16">,</text:span><text:span text:style-name="T11">B</text:span><text:span text:style-name="T16">,</text:span><text:span text:style-name="T11">B</text:span><text:span text:style-name="T16">,</text:span><text:span text:style-name="T11">A</text:span><text:span text:style-name="T16">,</text:span><text:span text:style-name="T11">B</text:span><text:span text:style-name="T16">), </text:span><text:span text:style-name="T18">3</text:span><text:span text:style-name="T16"> : (</text:span><text:span text:style-name="T11">A</text:span><text:span text:style-name="T16">,</text:span><text:span text:style-name="T11">A</text:span><text:span text:style-name="T16">,</text:span><text:span text:style-name="T11">B</text:span><text:span text:style-name="T16">,</text:span><text:span text:style-name="T11">B</text:span><text:span text:style-name="T16">,</text:span><text:span text:style-name="T11">B</text:span><text:span text:style-name="T16">,</text:span><text:span text:style-name="T11">A</text:span><text:span text:style-name="T16">), </text:span><text:span text:style-name="T18">4</text:span><text:span text:style-name="T16"> : (</text:span><text:span text:style-name="T11">A</text:span><text:span text:style-name="T16">,</text:span><text:span text:style-name="T11">B</text:span><text:span text:style-name="T16">,</text:span><text:span text:style-name="T11">A</text:span><text:span text:style-name="T16">,</text:span><text:span text:style-name="T11">A</text:span><text:span text:style-name="T16">,</text:span><text:span text:style-name="T11">B</text:span><text:span text:style-name="T16">,</text:span><text:span text:style-name="T11">B</text:span><text:span text:style-name="T16">),</text:span></text:p>
        <text:p text:style-name="P8"><text:bookmark text:name="CA-fb40c76ca93d5aa1e53809ad33ec5dddbad8fd67_63"/><text:bookmark text:name="line-63-1"/><text:s text:c="21"/><text:span text:style-name="T18">5</text:span><text:span text:style-name="T16"> : (</text:span><text:span text:style-name="T11">A</text:span><text:span text:style-name="T16">,</text:span><text:span text:style-name="T11">B</text:span><text:span text:style-name="T16">,</text:span><text:span text:style-name="T11">B</text:span><text:span text:style-name="T16">,</text:span><text:span text:style-name="T11">A</text:span><text:span text:style-name="T16">,</text:span><text:span text:style-name="T11">A</text:span><text:span text:style-name="T16">,</text:span><text:span text:style-name="T11">B</text:span><text:span text:style-name="T16">), </text:span><text:span text:style-name="T18">6</text:span><text:span text:style-name="T16"> : (</text:span><text:span text:style-name="T11">A</text:span><text:span text:style-name="T16">,</text:span><text:span text:style-name="T11">B</text:span><text:span text:style-name="T16">,</text:span><text:span text:style-name="T11">B</text:span><text:span text:style-name="T16">,</text:span><text:span text:style-name="T11">B</text:span><text:span text:style-name="T16">,</text:span><text:span text:style-name="T11">A</text:span><text:span text:style-name="T16">,</text:span><text:span text:style-name="T11">A</text:span><text:span text:style-name="T16">), </text:span><text:span text:style-name="T18">7</text:span><text:span text:style-name="T16"> : (</text:span><text:span text:style-name="T11">A</text:span><text:span text:style-name="T16">,</text:span><text:span text:style-name="T11">B</text:span><text:span text:style-name="T16">,</text:span><text:span text:style-name="T11">A</text:span><text:span text:style-name="T16">,</text:span><text:span text:style-name="T11">B</text:span><text:span text:style-name="T16">,</text:span><text:span text:style-name="T11">A</text:span><text:span text:style-name="T16">,</text:span><text:span text:style-name="T11">B</text:span><text:span text:style-name="T16">), </text:span><text:span text:style-name="T18">8</text:span><text:span text:style-name="T16"> : (</text:span><text:span text:style-name="T11">A</text:span><text:span text:style-name="T16">,</text:span><text:span text:style-name="T11">B</text:span><text:span text:style-name="T16">,</text:span><text:span text:style-name="T11">A</text:span><text:span text:style-name="T16">,</text:span><text:span text:style-name="T11">B</text:span><text:span text:style-name="T16">,</text:span><text:span text:style-name="T11">B</text:span><text:span text:style-name="T16">,</text:span><text:span text:style-name="T11">A</text:span><text:span text:style-name="T16">), </text:span><text:span text:style-name="T18">9</text:span><text:span text:style-name="T16"> : (</text:span><text:span text:style-name="T11">A</text:span><text:span text:style-name="T16">,</text:span><text:span text:style-name="T11">B</text:span><text:span text:style-name="T16">,</text:span><text:span text:style-name="T11">B</text:span><text:span text:style-name="T16">,</text:span><text:span text:style-name="T11">A</text:span><text:span text:style-name="T16">,</text:span><text:span text:style-name="T11">B</text:span><text:span text:style-name="T16">,</text:span><text:span text:style-name="T11">A</text:span><text:span text:style-name="T16">)}</text:span></text:p>
        <text:p text:style-name="P11"><text:bookmark text:name="CA-fb40c76ca93d5aa1e53809ad33ec5dddbad8fd67_64"/><text:bookmark text:name="line-64-1"/></text:p>
        <text:p text:style-name="P11"><text:bookmark text:name="CA-fb40c76ca93d5aa1e53809ad33ec5dddbad8fd67_65"/><text:bookmark text:name="line-65-1"/></text:p>
        <text:p text:style-name="P8"><text:bookmark text:name="CA-fb40c76ca93d5aa1e53809ad33ec5dddbad8fd67_66"/><text:bookmark text:name="line-66-1"/><text:s text:c="3"/><text:span text:style-name="T15">def</text:span><text:span text:style-name="T16"> </text:span><text:span text:style-name="T11">makeCode</text:span><text:span text:style-name="T16">(</text:span><text:span text:style-name="T15">self</text:span><text:span text:style-name="T16">, </text:span><text:span text:style-name="T11">code</text:span><text:span text:style-name="T16">):</text:span></text:p>
        <text:p text:style-name="P8"><text:bookmark text:name="CA-fb40c76ca93d5aa1e53809ad33ec5dddbad8fd67_67"/><text:bookmark text:name="line-67-1"/><text:s text:c="6"/><text:span text:style-name="T13">""" Create the binary code</text:span></text:p>
        <text:p text:style-name="P10"><text:bookmark text:name="CA-fb40c76ca93d5aa1e53809ad33ec5dddbad8fd67_68"/><text:bookmark text:name="line-68-1"/><text:s text:c="6"/><text:span text:style-name="T16">return a string which contains "0" for white bar, "1" for black bar, "L" for long bar """</text:span></text:p>
        <text:p text:style-name="P8"><text:bookmark text:name="CA-fb40c76ca93d5aa1e53809ad33ec5dddbad8fd67_69"/><text:bookmark text:name="line-69-1"/><text:s text:c="6"/></text:p>
        <text:p text:style-name="P8"><text:bookmark text:name="CA-fb40c76ca93d5aa1e53809ad33ec5dddbad8fd67_70"/><text:bookmark text:name="line-70-1"/><text:s text:c="6"/><text:span text:style-name="T19"># Convert code string in integer list</text:span></text:p>
        <text:p text:style-name="P8"><text:bookmark text:name="CA-fb40c76ca93d5aa1e53809ad33ec5dddbad8fd67_71"/><text:bookmark text:name="line-71-1"/><text:s text:c="6"/><text:span text:style-name="T15">self</text:span><text:span text:style-name="T16">.</text:span><text:span text:style-name="T11">EAN13</text:span><text:span text:style-name="T16"> = []</text:span></text:p>
        <text:p text:style-name="P8"><text:bookmark text:name="CA-fb40c76ca93d5aa1e53809ad33ec5dddbad8fd67_72"/><text:bookmark text:name="line-72-1"/><text:s text:c="6"/><text:span text:style-name="T15">for</text:span><text:span text:style-name="T16"> </text:span><text:span text:style-name="T11">digit</text:span><text:span text:style-name="T16"> </text:span><text:span text:style-name="T15">in</text:span><text:span text:style-name="T16"> </text:span><text:span text:style-name="T11">code</text:span><text:span text:style-name="T16">:</text:span></text:p>
        <text:p text:style-name="P8"><text:bookmark text:name="CA-fb40c76ca93d5aa1e53809ad33ec5dddbad8fd67_73"/><text:bookmark text:name="line-73-1"/><text:s text:c="9"/><text:span text:style-name="T15">self</text:span><text:span text:style-name="T16">.</text:span><text:span text:style-name="T11">EAN13</text:span><text:span text:style-name="T16">.</text:span><text:span text:style-name="T11">append</text:span><text:span text:style-name="T16">(</text:span><text:span text:style-name="T15">int</text:span><text:span text:style-name="T16">(</text:span><text:span text:style-name="T11">digit</text:span><text:span text:style-name="T16">))</text:span></text:p>
        <text:p text:style-name="P8"><text:bookmark text:name="CA-fb40c76ca93d5aa1e53809ad33ec5dddbad8fd67_74"/><text:bookmark text:name="line-74-1"/><text:s text:c="9"/></text:p>
        <text:p text:style-name="P8"><text:bookmark text:name="CA-fb40c76ca93d5aa1e53809ad33ec5dddbad8fd67_75"/><text:bookmark text:name="line-75-1"/><text:s text:c="6"/><text:span text:style-name="T19"># If the code has already a checksum</text:span></text:p>
        <text:p text:style-name="P8"><text:bookmark text:name="CA-fb40c76ca93d5aa1e53809ad33ec5dddbad8fd67_76"/><text:bookmark text:name="line-76-1"/><text:s text:c="6"/><text:span text:style-name="T15">if</text:span><text:span text:style-name="T16"> </text:span><text:span text:style-name="T15">len</text:span><text:span text:style-name="T16">(</text:span><text:span text:style-name="T15">self</text:span><text:span text:style-name="T16">.</text:span><text:span text:style-name="T11">EAN13</text:span><text:span text:style-name="T16">) == </text:span><text:span text:style-name="T18">13</text:span><text:span text:style-name="T16">:</text:span></text:p>
        <text:p text:style-name="P8"><text:bookmark text:name="CA-fb40c76ca93d5aa1e53809ad33ec5dddbad8fd67_77"/><text:bookmark text:name="line-77-1"/><text:s text:c="9"/><text:span text:style-name="T19"># Verify checksum</text:span></text:p>
        <text:p text:style-name="P8"><text:bookmark text:name="CA-fb40c76ca93d5aa1e53809ad33ec5dddbad8fd67_78"/><text:bookmark text:name="line-78-1"/><text:s text:c="9"/><text:span text:style-name="T15">self</text:span><text:span text:style-name="T16">.</text:span><text:span text:style-name="T11">verifyChecksum</text:span><text:span text:style-name="T16">(</text:span><text:span text:style-name="T15">self</text:span><text:span text:style-name="T16">.</text:span><text:span text:style-name="T11">EAN13</text:span><text:span text:style-name="T16">)</text:span></text:p>
        <text:p text:style-name="P8"><text:bookmark text:name="CA-fb40c76ca93d5aa1e53809ad33ec5dddbad8fd67_79"/><text:bookmark text:name="line-79-1"/><text:s text:c="6"/><text:span text:style-name="T19"># If the code has not yet checksum</text:span></text:p>
        <text:p text:style-name="P8"><text:bookmark text:name="CA-fb40c76ca93d5aa1e53809ad33ec5dddbad8fd67_80"/><text:bookmark text:name="line-80-1"/><text:s text:c="6"/><text:span text:style-name="T15">elif</text:span><text:span text:style-name="T16"> </text:span><text:span text:style-name="T15">len</text:span><text:span text:style-name="T16">(</text:span><text:span text:style-name="T15">self</text:span><text:span text:style-name="T16">.</text:span><text:span text:style-name="T11">EAN13</text:span><text:span text:style-name="T16">) == </text:span><text:span text:style-name="T18">12</text:span><text:span text:style-name="T16">:</text:span></text:p>
        <text:p text:style-name="P8"><text:bookmark text:name="CA-fb40c76ca93d5aa1e53809ad33ec5dddbad8fd67_81"/><text:bookmark text:name="line-81-1"/><text:s text:c="9"/><text:span text:style-name="T19"># Add checksum value</text:span></text:p>
        <text:p text:style-name="P8"><text:bookmark text:name="CA-fb40c76ca93d5aa1e53809ad33ec5dddbad8fd67_82"/><text:bookmark text:name="line-82-1"/><text:s text:c="9"/><text:span text:style-name="T15">self</text:span><text:span text:style-name="T16">.</text:span><text:span text:style-name="T11">EAN13</text:span><text:span text:style-name="T16">.</text:span><text:span text:style-name="T11">append</text:span><text:span text:style-name="T16">(</text:span><text:span text:style-name="T15">self</text:span><text:span text:style-name="T16">.</text:span><text:span text:style-name="T11">computeChecksum</text:span><text:span text:style-name="T16">(</text:span><text:span text:style-name="T15">self</text:span><text:span text:style-name="T16">.</text:span><text:span text:style-name="T11">EAN13</text:span><text:span text:style-name="T16">))</text:span></text:p>
        <text:p text:style-name="P8"><text:bookmark text:name="CA-fb40c76ca93d5aa1e53809ad33ec5dddbad8fd67_83"/><text:bookmark text:name="line-83-1"/><text:s text:c="6"/></text:p>
        <text:p text:style-name="P8"><text:bookmark text:name="CA-fb40c76ca93d5aa1e53809ad33ec5dddbad8fd67_84"/><text:bookmark text:name="line-84-1"/><text:s text:c="6"/><text:span text:style-name="T19"># Get the left codage class</text:span></text:p>
        <text:p text:style-name="P8"><text:bookmark text:name="CA-fb40c76ca93d5aa1e53809ad33ec5dddbad8fd67_85"/><text:bookmark text:name="line-85-1"/><text:s text:c="6"/><text:span text:style-name="T11">left</text:span><text:span text:style-name="T16"> = </text:span><text:span text:style-name="T15">self</text:span><text:span text:style-name="T16">.</text:span><text:span text:style-name="T11">family</text:span><text:span text:style-name="T16">[</text:span><text:span text:style-name="T15">self</text:span><text:span text:style-name="T16">.</text:span><text:span text:style-name="T11">EAN13</text:span><text:span text:style-name="T16">[</text:span><text:span text:style-name="T18">0</text:span><text:span text:style-name="T16">]]</text:span></text:p>
        <text:p text:style-name="P8"><text:bookmark text:name="CA-fb40c76ca93d5aa1e53809ad33ec5dddbad8fd67_86"/><text:bookmark text:name="line-86-1"/><text:s text:c="6"/></text:p>
        <text:p text:style-name="P8"><text:bookmark text:name="CA-fb40c76ca93d5aa1e53809ad33ec5dddbad8fd67_87"/><text:bookmark text:name="line-87-1"/><text:s text:c="6"/><text:span text:style-name="T19"># Add start separator</text:span></text:p>
        <text:p text:style-name="P8"><text:bookmark text:name="CA-fb40c76ca93d5aa1e53809ad33ec5dddbad8fd67_88"/><text:bookmark text:name="line-88-1"/><text:s text:c="6"/><text:span text:style-name="T11">strCode</text:span><text:span text:style-name="T16"> = </text:span><text:span text:style-name="T13">'L0L'</text:span></text:p>
        <text:p text:style-name="P8"><text:bookmark text:name="CA-fb40c76ca93d5aa1e53809ad33ec5dddbad8fd67_89"/><text:bookmark text:name="line-89-1"/><text:s text:c="6"/></text:p>
        <text:p text:style-name="P8"><text:bookmark text:name="CA-fb40c76ca93d5aa1e53809ad33ec5dddbad8fd67_90"/><text:bookmark text:name="line-90-1"/><text:s text:c="6"/><text:span text:style-name="T19"># Compute the left part of bar code</text:span></text:p>
        <text:p text:style-name="P8"><text:bookmark text:name="CA-fb40c76ca93d5aa1e53809ad33ec5dddbad8fd67_91"/><text:bookmark text:name="line-91-1"/><text:s text:c="6"/><text:span text:style-name="T15">for</text:span><text:span text:style-name="T16"> </text:span><text:span text:style-name="T11">i</text:span><text:span text:style-name="T16"> </text:span><text:span text:style-name="T15">in</text:span><text:span text:style-name="T16"> </text:span><text:span text:style-name="T15">range</text:span><text:span text:style-name="T16">(</text:span><text:span text:style-name="T18">0</text:span><text:span text:style-name="T16">,</text:span><text:span text:style-name="T18">6</text:span><text:span text:style-name="T16">):</text:span></text:p>
        <text:p text:style-name="P8"><text:bookmark text:name="CA-fb40c76ca93d5aa1e53809ad33ec5dddbad8fd67_92"/><text:bookmark text:name="line-92-1"/><text:soft-page-break/><text:s text:c="9"/><text:span text:style-name="T11">strCode</text:span><text:span text:style-name="T16"> += </text:span><text:span text:style-name="T11">left</text:span><text:span text:style-name="T16">[</text:span><text:span text:style-name="T11">i</text:span><text:span text:style-name="T16">][</text:span><text:span text:style-name="T15">self</text:span><text:span text:style-name="T16">.</text:span><text:span text:style-name="T11">EAN13</text:span><text:span text:style-name="T16">[</text:span><text:span text:style-name="T11">i</text:span><text:span text:style-name="T16">+</text:span><text:span text:style-name="T18">1</text:span><text:span text:style-name="T16">]]</text:span></text:p>
        <text:p text:style-name="P8"><text:bookmark text:name="CA-fb40c76ca93d5aa1e53809ad33ec5dddbad8fd67_93"/><text:bookmark text:name="line-93-1"/><text:s text:c="6"/></text:p>
        <text:p text:style-name="P8"><text:bookmark text:name="CA-fb40c76ca93d5aa1e53809ad33ec5dddbad8fd67_94"/><text:bookmark text:name="line-94-1"/><text:s text:c="6"/><text:span text:style-name="T19"># Add middle separator </text:span></text:p>
        <text:p text:style-name="P8"><text:bookmark text:name="CA-fb40c76ca93d5aa1e53809ad33ec5dddbad8fd67_95"/><text:bookmark text:name="line-95-1"/><text:s text:c="6"/><text:span text:style-name="T11">strCode</text:span><text:span text:style-name="T16"> += </text:span><text:span text:style-name="T13">'0L0L0'</text:span></text:p>
        <text:p text:style-name="P8"><text:bookmark text:name="CA-fb40c76ca93d5aa1e53809ad33ec5dddbad8fd67_96"/><text:bookmark text:name="line-96-1"/><text:s text:c="6"/></text:p>
        <text:p text:style-name="P8"><text:bookmark text:name="CA-fb40c76ca93d5aa1e53809ad33ec5dddbad8fd67_97"/><text:bookmark text:name="line-97-1"/><text:s text:c="6"/><text:span text:style-name="T19"># Compute the right codage class</text:span></text:p>
        <text:p text:style-name="P8"><text:bookmark text:name="CA-fb40c76ca93d5aa1e53809ad33ec5dddbad8fd67_98"/><text:bookmark text:name="line-98-1"/><text:s text:c="6"/><text:span text:style-name="T15">for</text:span><text:span text:style-name="T16"> </text:span><text:span text:style-name="T11">i</text:span><text:span text:style-name="T16"> </text:span><text:span text:style-name="T15">in</text:span><text:span text:style-name="T16"> </text:span><text:span text:style-name="T15">range</text:span><text:span text:style-name="T16"> (</text:span><text:span text:style-name="T18">7</text:span><text:span text:style-name="T16">,</text:span><text:span text:style-name="T18">13</text:span><text:span text:style-name="T16">):</text:span></text:p>
        <text:p text:style-name="P8"><text:bookmark text:name="CA-fb40c76ca93d5aa1e53809ad33ec5dddbad8fd67_99"/><text:bookmark text:name="line-99-1"/><text:s text:c="9"/><text:span text:style-name="T11">strCode</text:span><text:span text:style-name="T16"> += </text:span><text:span text:style-name="T15">self</text:span><text:span text:style-name="T16">.</text:span><text:span text:style-name="T11">groupC</text:span><text:span text:style-name="T16">[</text:span><text:span text:style-name="T15">self</text:span><text:span text:style-name="T16">.</text:span><text:span text:style-name="T11">EAN13</text:span><text:span text:style-name="T16">[</text:span><text:span text:style-name="T11">i</text:span><text:span text:style-name="T16">]]</text:span></text:p>
        <text:p text:style-name="P8"><text:bookmark text:name="CA-fb40c76ca93d5aa1e53809ad33ec5dddbad8fd67_100"/><text:bookmark text:name="line-100-1"/><text:s text:c="6"/></text:p>
        <text:p text:style-name="P8"><text:bookmark text:name="CA-fb40c76ca93d5aa1e53809ad33ec5dddbad8fd67_101"/><text:bookmark text:name="line-101-1"/><text:s text:c="6"/><text:span text:style-name="T19"># Add stop separator</text:span></text:p>
        <text:p text:style-name="P8"><text:bookmark text:name="CA-fb40c76ca93d5aa1e53809ad33ec5dddbad8fd67_102"/><text:bookmark text:name="line-102-1"/><text:s text:c="6"/><text:span text:style-name="T11">strCode</text:span><text:span text:style-name="T16"> += </text:span><text:span text:style-name="T13">'L0L'</text:span></text:p>
        <text:p text:style-name="P8"><text:bookmark text:name="CA-fb40c76ca93d5aa1e53809ad33ec5dddbad8fd67_103"/><text:bookmark text:name="line-103-1"/><text:s text:c="6"/></text:p>
        <text:p text:style-name="P8"><text:bookmark text:name="CA-fb40c76ca93d5aa1e53809ad33ec5dddbad8fd67_104"/><text:bookmark text:name="line-104-1"/><text:s text:c="6"/><text:span text:style-name="T15">return</text:span><text:span text:style-name="T16"> </text:span><text:span text:style-name="T11">strCode</text:span></text:p>
        <text:p text:style-name="P11"><text:bookmark text:name="CA-fb40c76ca93d5aa1e53809ad33ec5dddbad8fd67_105"/><text:bookmark text:name="line-105-1"/></text:p>
        <text:p text:style-name="P11"><text:bookmark text:name="CA-fb40c76ca93d5aa1e53809ad33ec5dddbad8fd67_106"/><text:bookmark text:name="line-106-1"/></text:p>
        <text:p text:style-name="P8"><text:bookmark text:name="CA-fb40c76ca93d5aa1e53809ad33ec5dddbad8fd67_107"/><text:bookmark text:name="line-107-1"/><text:s text:c="3"/><text:span text:style-name="T15">def</text:span><text:span text:style-name="T16"> </text:span><text:span text:style-name="T11">computeChecksum</text:span><text:span text:style-name="T16">(</text:span><text:span text:style-name="T15">self</text:span><text:span text:style-name="T16">, </text:span><text:span text:style-name="T11">arg</text:span><text:span text:style-name="T16">):</text:span></text:p>
        <text:p text:style-name="P8"><text:bookmark text:name="CA-fb40c76ca93d5aa1e53809ad33ec5dddbad8fd67_108"/><text:bookmark text:name="line-108-1"/><text:s text:c="6"/><text:span text:style-name="T13">""" Compute the checksum of bar code """</text:span></text:p>
        <text:p text:style-name="P8"><text:bookmark text:name="CA-fb40c76ca93d5aa1e53809ad33ec5dddbad8fd67_109"/><text:bookmark text:name="line-109-1"/><text:s text:c="6"/><text:span text:style-name="T19"># UPCA/EAN13</text:span></text:p>
        <text:p text:style-name="P8"><text:bookmark text:name="CA-fb40c76ca93d5aa1e53809ad33ec5dddbad8fd67_110"/><text:bookmark text:name="line-110-1"/><text:s text:c="6"/><text:span text:style-name="T11">weight</text:span><text:span text:style-name="T16">=[</text:span><text:span text:style-name="T18">1</text:span><text:span text:style-name="T16">,</text:span><text:span text:style-name="T18">3</text:span><text:span text:style-name="T16">]*</text:span><text:span text:style-name="T18">6</text:span></text:p>
        <text:p text:style-name="P8"><text:bookmark text:name="CA-fb40c76ca93d5aa1e53809ad33ec5dddbad8fd67_111"/><text:bookmark text:name="line-111-1"/><text:s text:c="6"/><text:span text:style-name="T11">magic</text:span><text:span text:style-name="T16">=</text:span><text:span text:style-name="T18">10</text:span></text:p>
        <text:p text:style-name="P8"><text:bookmark text:name="CA-fb40c76ca93d5aa1e53809ad33ec5dddbad8fd67_112"/><text:bookmark text:name="line-112-1"/><text:s text:c="6"/><text:span text:style-name="T15">sum</text:span><text:span text:style-name="T16"> = </text:span><text:span text:style-name="T18">0</text:span></text:p>
        <text:p text:style-name="P8"><text:bookmark text:name="CA-fb40c76ca93d5aa1e53809ad33ec5dddbad8fd67_113"/><text:bookmark text:name="line-113-1"/><text:s text:c="6"/></text:p>
        <text:p text:style-name="P8"><text:bookmark text:name="CA-fb40c76ca93d5aa1e53809ad33ec5dddbad8fd67_114"/><text:bookmark text:name="line-114-1"/><text:s text:c="6"/><text:span text:style-name="T15">for</text:span><text:span text:style-name="T16"> </text:span><text:span text:style-name="T11">i</text:span><text:span text:style-name="T16"> </text:span><text:span text:style-name="T15">in</text:span><text:span text:style-name="T16"> </text:span><text:span text:style-name="T15">range</text:span><text:span text:style-name="T16">(</text:span><text:span text:style-name="T18">12</text:span><text:span text:style-name="T16">): <text:s text:c="8"/></text:span><text:span text:style-name="T19"># checksum based on first 12 digits.</text:span></text:p>
        <text:p text:style-name="P8"><text:bookmark text:name="CA-fb40c76ca93d5aa1e53809ad33ec5dddbad8fd67_115"/><text:bookmark text:name="line-115-1"/><text:s text:c="9"/><text:span text:style-name="T15">sum</text:span><text:span text:style-name="T16"> = </text:span><text:span text:style-name="T15">sum</text:span><text:span text:style-name="T16"> + </text:span><text:span text:style-name="T15">int</text:span><text:span text:style-name="T16">(</text:span><text:span text:style-name="T11">arg</text:span><text:span text:style-name="T16">[</text:span><text:span text:style-name="T11">i</text:span><text:span text:style-name="T16">]) * </text:span><text:span text:style-name="T11">weight</text:span><text:span text:style-name="T16">[</text:span><text:span text:style-name="T11">i</text:span><text:span text:style-name="T16">]</text:span></text:p>
        <text:p text:style-name="P8"><text:bookmark text:name="CA-fb40c76ca93d5aa1e53809ad33ec5dddbad8fd67_116"/><text:bookmark text:name="line-116-1"/><text:s text:c="6"/><text:span text:style-name="T11">z</text:span><text:span text:style-name="T16"> = ( </text:span><text:span text:style-name="T11">magic</text:span><text:span text:style-name="T16"> - (</text:span><text:span text:style-name="T15">sum</text:span><text:span text:style-name="T16"> % </text:span><text:span text:style-name="T11">magic</text:span><text:span text:style-name="T16">) ) % </text:span><text:span text:style-name="T11">magic</text:span></text:p>
        <text:p text:style-name="P8"><text:bookmark text:name="CA-fb40c76ca93d5aa1e53809ad33ec5dddbad8fd67_117"/><text:bookmark text:name="line-117-1"/><text:s text:c="6"/><text:span text:style-name="T15">if</text:span><text:span text:style-name="T16"> </text:span><text:span text:style-name="T11">z</text:span><text:span text:style-name="T16"> &lt; </text:span><text:span text:style-name="T18">0</text:span><text:span text:style-name="T16"> </text:span><text:span text:style-name="T15">or</text:span><text:span text:style-name="T16"> </text:span><text:span text:style-name="T11">z</text:span><text:span text:style-name="T16"> &gt;= </text:span><text:span text:style-name="T11">magic</text:span><text:span text:style-name="T16">:</text:span></text:p>
        <text:p text:style-name="P8"><text:bookmark text:name="CA-fb40c76ca93d5aa1e53809ad33ec5dddbad8fd67_118"/><text:bookmark text:name="line-118-1"/><text:s text:c="9"/><text:span text:style-name="T15">return</text:span><text:span text:style-name="T16"> </text:span><text:span text:style-name="T15">None</text:span></text:p>
        <text:p text:style-name="P8"><text:bookmark text:name="CA-fb40c76ca93d5aa1e53809ad33ec5dddbad8fd67_119"/><text:bookmark text:name="line-119-1"/><text:s text:c="6"/><text:span text:style-name="T15">return</text:span><text:span text:style-name="T16"> </text:span><text:span text:style-name="T11">z</text:span></text:p>
        <text:p text:style-name="P11"><text:bookmark text:name="CA-fb40c76ca93d5aa1e53809ad33ec5dddbad8fd67_120"/><text:bookmark text:name="line-120-1"/></text:p>
        <text:p text:style-name="P11"><text:bookmark text:name="CA-fb40c76ca93d5aa1e53809ad33ec5dddbad8fd67_121"/><text:bookmark text:name="line-121-1"/></text:p>
        <text:p text:style-name="P8"><text:bookmark text:name="CA-fb40c76ca93d5aa1e53809ad33ec5dddbad8fd67_122"/><text:bookmark text:name="line-122-1"/><text:s text:c="3"/><text:span text:style-name="T15">def</text:span><text:span text:style-name="T16"> </text:span><text:span text:style-name="T11">verifyChecksum</text:span><text:span text:style-name="T16">(</text:span><text:span text:style-name="T15">self</text:span><text:span text:style-name="T16">, </text:span><text:span text:style-name="T11">bits</text:span><text:span text:style-name="T16">): </text:span></text:p>
        <text:p text:style-name="P8"><text:bookmark text:name="CA-fb40c76ca93d5aa1e53809ad33ec5dddbad8fd67_123"/><text:bookmark text:name="line-123-1"/><text:s text:c="6"/><text:span text:style-name="T13">""" Verify the checksum """</text:span></text:p>
        <text:p text:style-name="P8"><text:bookmark text:name="CA-fb40c76ca93d5aa1e53809ad33ec5dddbad8fd67_124"/><text:bookmark text:name="line-124-1"/><text:s text:c="6"/><text:span text:style-name="T11">computedChecksum</text:span><text:span text:style-name="T16"> = </text:span><text:span text:style-name="T15">self</text:span><text:span text:style-name="T16">.</text:span><text:span text:style-name="T11">computeChecksum</text:span><text:span text:style-name="T16">(</text:span><text:span text:style-name="T11">bits</text:span><text:span text:style-name="T16">[:</text:span><text:span text:style-name="T18">12</text:span><text:span text:style-name="T16">])</text:span></text:p>
        <text:p text:style-name="P8"><text:bookmark text:name="CA-fb40c76ca93d5aa1e53809ad33ec5dddbad8fd67_125"/><text:bookmark text:name="line-125-1"/><text:s text:c="6"/><text:span text:style-name="T11">codeBarChecksum</text:span><text:span text:style-name="T16"> = </text:span><text:span text:style-name="T11">bits</text:span><text:span text:style-name="T16">[</text:span><text:span text:style-name="T18">12</text:span><text:span text:style-name="T16">]</text:span></text:p>
        <text:p text:style-name="P8"><text:bookmark text:name="CA-fb40c76ca93d5aa1e53809ad33ec5dddbad8fd67_126"/><text:bookmark text:name="line-126-1"/><text:s text:c="6"/></text:p>
        <text:p text:style-name="P8"><text:bookmark text:name="CA-fb40c76ca93d5aa1e53809ad33ec5dddbad8fd67_127"/><text:bookmark text:name="line-127-1"/><text:s text:c="6"/><text:span text:style-name="T15">if</text:span><text:span text:style-name="T16"> </text:span><text:span text:style-name="T11">codeBarChecksum</text:span><text:span text:style-name="T16"> != </text:span><text:span text:style-name="T11">computedChecksum</text:span><text:span text:style-name="T16">:</text:span></text:p>
        <text:p text:style-name="P8"><text:bookmark text:name="CA-fb40c76ca93d5aa1e53809ad33ec5dddbad8fd67_128"/><text:bookmark text:name="line-128-1"/><text:s text:c="9"/><text:span text:style-name="T15">raise</text:span><text:span text:style-name="T16"> </text:span><text:span text:style-name="T11">Exception</text:span><text:span text:style-name="T16"> (</text:span><text:span text:style-name="T13">"Bad checksum is %s and should be %s"</text:span><text:span text:style-name="T16">%(</text:span><text:span text:style-name="T11">codeBarChecksum</text:span><text:span text:style-name="T16">, </text:span><text:span text:style-name="T11">computedChecksum</text:span><text:span text:style-name="T16">))</text:span></text:p>
        <text:p text:style-name="P11"><text:bookmark text:name="CA-fb40c76ca93d5aa1e53809ad33ec5dddbad8fd67_129"/><text:bookmark text:name="line-129-1"/></text:p>
        <text:p text:style-name="P11"><text:bookmark text:name="CA-fb40c76ca93d5aa1e53809ad33ec5dddbad8fd67_130"/><text:bookmark text:name="line-130-1"/></text:p>
        <text:p text:style-name="P8"><text:bookmark text:name="CA-fb40c76ca93d5aa1e53809ad33ec5dddbad8fd67_131"/><text:bookmark text:name="line-131-1"/><text:s text:c="3"/><text:span text:style-name="T15">def</text:span><text:span text:style-name="T16"> </text:span><text:span text:style-name="T11">getImage</text:span><text:span text:style-name="T16">(</text:span><text:span text:style-name="T15">self</text:span><text:span text:style-name="T16">, </text:span><text:span text:style-name="T11">value</text:span><text:span text:style-name="T16">, </text:span><text:span text:style-name="T11">height</text:span><text:span text:style-name="T16"> = </text:span><text:span text:style-name="T18">50</text:span><text:span text:style-name="T16">, </text:span><text:span text:style-name="T11">extension</text:span><text:span text:style-name="T16"> = </text:span><text:span text:style-name="T13">"PNG"</text:span><text:span text:style-name="T16">):</text:span></text:p>
        <text:p text:style-name="P8"><text:bookmark text:name="CA-fb40c76ca93d5aa1e53809ad33ec5dddbad8fd67_132"/><text:bookmark text:name="line-132-1"/><text:s text:c="6"/><text:span text:style-name="T13">""" Get an image with PIL library </text:span></text:p>
        <text:p text:style-name="P10"><text:bookmark text:name="CA-fb40c76ca93d5aa1e53809ad33ec5dddbad8fd67_133"/><text:bookmark text:name="line-133-1"/><text:s text:c="6"/><text:span text:style-name="T16">value code barre value</text:span></text:p>
        <text:p text:style-name="P10"><text:bookmark text:name="CA-fb40c76ca93d5aa1e53809ad33ec5dddbad8fd67_134"/><text:bookmark text:name="line-134-1"/><text:s text:c="6"/><text:span text:style-name="T16">height height in pixel of the bar code</text:span></text:p>
        <text:p text:style-name="P10"><text:bookmark text:name="CA-fb40c76ca93d5aa1e53809ad33ec5dddbad8fd67_135"/><text:bookmark text:name="line-135-1"/><text:s text:c="6"/><text:span text:style-name="T16">extension image file extension"""</text:span></text:p>
        <text:p text:style-name="P8"><text:bookmark text:name="CA-fb40c76ca93d5aa1e53809ad33ec5dddbad8fd67_136"/><text:bookmark text:name="line-136-1"/><text:s text:c="6"/><text:span text:style-name="T15">from</text:span><text:span text:style-name="T16"> </text:span><text:span text:style-name="T11">PIL</text:span><text:span text:style-name="T16"> </text:span><text:span text:style-name="T15">import</text:span><text:span text:style-name="T16"> </text:span><text:span text:style-name="T11">Image</text:span><text:span text:style-name="T16">, </text:span><text:span text:style-name="T11">ImageFont</text:span><text:span text:style-name="T16">, </text:span><text:span text:style-name="T11">ImageDraw</text:span></text:p>
        <text:p text:style-name="P8"><text:bookmark text:name="CA-fb40c76ca93d5aa1e53809ad33ec5dddbad8fd67_137"/><text:bookmark text:name="line-137-1"/><text:s text:c="6"/></text:p>
        <text:p text:style-name="P8"><text:bookmark text:name="CA-fb40c76ca93d5aa1e53809ad33ec5dddbad8fd67_138"/><text:bookmark text:name="line-138-1"/><text:s text:c="6"/><text:span text:style-name="T19"># Create a missing font file</text:span></text:p>
        <text:p text:style-name="P8"><text:bookmark text:name="CA-fb40c76ca93d5aa1e53809ad33ec5dddbad8fd67_139"/><text:bookmark text:name="line-139-1"/><text:s text:c="6"/><text:span text:style-name="T11">decodeFontFile</text:span><text:span text:style-name="T16">(</text:span><text:span text:style-name="T11">courB08_pil</text:span><text:span text:style-name="T16"> ,</text:span><text:span text:style-name="T13">"courB08.pil"</text:span><text:span text:style-name="T16">)</text:span></text:p>
        <text:p text:style-name="P8"><text:bookmark text:name="CA-fb40c76ca93d5aa1e53809ad33ec5dddbad8fd67_140"/><text:bookmark text:name="line-140-1"/><text:s text:c="6"/><text:span text:style-name="T11">decodeFontFile</text:span><text:span text:style-name="T16">(</text:span><text:span text:style-name="T11">courB08_pbm</text:span><text:span text:style-name="T16"> ,</text:span><text:span text:style-name="T13">"courB08.pbm"</text:span><text:span text:style-name="T16">)</text:span></text:p>
        <text:p text:style-name="P8"><text:bookmark text:name="CA-fb40c76ca93d5aa1e53809ad33ec5dddbad8fd67_141"/><text:bookmark text:name="line-141-1"/><text:s text:c="6"/></text:p>
        <text:p text:style-name="P8"><text:bookmark text:name="CA-fb40c76ca93d5aa1e53809ad33ec5dddbad8fd67_142"/><text:bookmark text:name="line-142-1"/><text:s text:c="6"/><text:span text:style-name="T19"># Get the bar code list</text:span></text:p>
        <text:p text:style-name="P8"><text:bookmark text:name="CA-fb40c76ca93d5aa1e53809ad33ec5dddbad8fd67_143"/><text:bookmark text:name="line-143-1"/><text:s text:c="6"/><text:span text:style-name="T11">bits</text:span><text:span text:style-name="T16"> = </text:span><text:span text:style-name="T15">self</text:span><text:span text:style-name="T16">.</text:span><text:span text:style-name="T11">makeCode</text:span><text:span text:style-name="T16">(</text:span><text:span text:style-name="T11">value</text:span><text:span text:style-name="T16">)</text:span></text:p>
        <text:p text:style-name="P8"><text:bookmark text:name="CA-fb40c76ca93d5aa1e53809ad33ec5dddbad8fd67_144"/><text:bookmark text:name="line-144-1"/><text:s text:c="6"/></text:p>
        <text:p text:style-name="P8"><text:bookmark text:name="CA-fb40c76ca93d5aa1e53809ad33ec5dddbad8fd67_145"/><text:bookmark text:name="line-145-1"/><text:soft-page-break/><text:s text:c="6"/><text:span text:style-name="T19"># Get thee bar code with the checksum added</text:span></text:p>
        <text:p text:style-name="P8"><text:bookmark text:name="CA-fb40c76ca93d5aa1e53809ad33ec5dddbad8fd67_146"/><text:bookmark text:name="line-146-1"/><text:s text:c="6"/><text:span text:style-name="T11">code</text:span><text:span text:style-name="T16"> = </text:span><text:span text:style-name="T13">""</text:span></text:p>
        <text:p text:style-name="P8"><text:bookmark text:name="CA-fb40c76ca93d5aa1e53809ad33ec5dddbad8fd67_147"/><text:bookmark text:name="line-147-1"/><text:s text:c="6"/><text:span text:style-name="T15">for</text:span><text:span text:style-name="T16"> </text:span><text:span text:style-name="T11">digit</text:span><text:span text:style-name="T16"> </text:span><text:span text:style-name="T15">in</text:span><text:span text:style-name="T16"> </text:span><text:span text:style-name="T15">self</text:span><text:span text:style-name="T16">.</text:span><text:span text:style-name="T11">EAN13</text:span><text:span text:style-name="T16">:</text:span></text:p>
        <text:p text:style-name="P8"><text:bookmark text:name="CA-fb40c76ca93d5aa1e53809ad33ec5dddbad8fd67_148"/><text:bookmark text:name="line-148-1"/><text:s text:c="9"/><text:span text:style-name="T11">code</text:span><text:span text:style-name="T16"> += </text:span><text:span text:style-name="T13">"%d"</text:span><text:span text:style-name="T16">%</text:span><text:span text:style-name="T11">digit</text:span></text:p>
        <text:p text:style-name="P8"><text:bookmark text:name="CA-fb40c76ca93d5aa1e53809ad33ec5dddbad8fd67_149"/><text:bookmark text:name="line-149-1"/><text:s text:c="6"/></text:p>
        <text:p text:style-name="P8"><text:bookmark text:name="CA-fb40c76ca93d5aa1e53809ad33ec5dddbad8fd67_150"/><text:bookmark text:name="line-150-1"/><text:s text:c="6"/><text:span text:style-name="T19"># Create a new image</text:span></text:p>
        <text:p text:style-name="P8"><text:bookmark text:name="CA-fb40c76ca93d5aa1e53809ad33ec5dddbad8fd67_151"/><text:bookmark text:name="line-151-1"/><text:s text:c="6"/><text:span text:style-name="T11">position</text:span><text:span text:style-name="T16"> = </text:span><text:span text:style-name="T18">8</text:span></text:p>
        <text:p text:style-name="P8"><text:bookmark text:name="CA-fb40c76ca93d5aa1e53809ad33ec5dddbad8fd67_152"/><text:bookmark text:name="line-152-1"/><text:s text:c="6"/><text:span text:style-name="T11">im</text:span><text:span text:style-name="T16"> = </text:span><text:span text:style-name="T11">Image</text:span><text:span text:style-name="T16">.</text:span><text:span text:style-name="T11">new</text:span><text:span text:style-name="T16">(</text:span><text:span text:style-name="T13">"1"</text:span><text:span text:style-name="T16">,(</text:span><text:span text:style-name="T15">len</text:span><text:span text:style-name="T16">(</text:span><text:span text:style-name="T11">bits</text:span><text:span text:style-name="T16">)+</text:span><text:span text:style-name="T11">position</text:span><text:span text:style-name="T16">,</text:span><text:span text:style-name="T11">height</text:span><text:span text:style-name="T16">))</text:span></text:p>
        <text:p text:style-name="P8"><text:bookmark text:name="CA-fb40c76ca93d5aa1e53809ad33ec5dddbad8fd67_153"/><text:bookmark text:name="line-153-1"/><text:s text:c="6"/></text:p>
        <text:p text:style-name="P8"><text:bookmark text:name="CA-fb40c76ca93d5aa1e53809ad33ec5dddbad8fd67_154"/><text:bookmark text:name="line-154-1"/><text:s text:c="6"/><text:span text:style-name="T19"># Load font</text:span></text:p>
        <text:p text:style-name="P8"><text:bookmark text:name="CA-fb40c76ca93d5aa1e53809ad33ec5dddbad8fd67_155"/><text:bookmark text:name="line-155-1"/><text:s text:c="6"/><text:span text:style-name="T11">font</text:span><text:span text:style-name="T16"> = </text:span><text:span text:style-name="T11">ImageFont</text:span><text:span text:style-name="T16">.</text:span><text:span text:style-name="T11">load</text:span><text:span text:style-name="T16">(</text:span><text:span text:style-name="T13">"courB08.pil"</text:span><text:span text:style-name="T16">)</text:span></text:p>
        <text:p text:style-name="P8"><text:bookmark text:name="CA-fb40c76ca93d5aa1e53809ad33ec5dddbad8fd67_156"/><text:bookmark text:name="line-156-1"/><text:s text:c="6"/></text:p>
        <text:p text:style-name="P8"><text:bookmark text:name="CA-fb40c76ca93d5aa1e53809ad33ec5dddbad8fd67_157"/><text:bookmark text:name="line-157-1"/><text:s text:c="6"/><text:span text:style-name="T19"># Create drawer</text:span></text:p>
        <text:p text:style-name="P8"><text:bookmark text:name="CA-fb40c76ca93d5aa1e53809ad33ec5dddbad8fd67_158"/><text:bookmark text:name="line-158-1"/><text:s text:c="6"/><text:span text:style-name="T11">draw</text:span><text:span text:style-name="T16"> = </text:span><text:span text:style-name="T11">ImageDraw</text:span><text:span text:style-name="T16">.</text:span><text:span text:style-name="T11">Draw</text:span><text:span text:style-name="T16">(</text:span><text:span text:style-name="T11">im</text:span><text:span text:style-name="T16">)</text:span></text:p>
        <text:p text:style-name="P8"><text:bookmark text:name="CA-fb40c76ca93d5aa1e53809ad33ec5dddbad8fd67_159"/><text:bookmark text:name="line-159-1"/><text:s text:c="6"/></text:p>
        <text:p text:style-name="P8"><text:bookmark text:name="CA-fb40c76ca93d5aa1e53809ad33ec5dddbad8fd67_160"/><text:bookmark text:name="line-160-1"/><text:s text:c="6"/><text:span text:style-name="T19"># Erase image</text:span></text:p>
        <text:p text:style-name="P8"><text:bookmark text:name="CA-fb40c76ca93d5aa1e53809ad33ec5dddbad8fd67_161"/><text:bookmark text:name="line-161-1"/><text:s text:c="6"/><text:span text:style-name="T11">draw</text:span><text:span text:style-name="T16">.</text:span><text:span text:style-name="T11">rectangle</text:span><text:span text:style-name="T16">(((</text:span><text:span text:style-name="T18">0</text:span><text:span text:style-name="T16">,</text:span><text:span text:style-name="T18">0</text:span><text:span text:style-name="T16">),(</text:span><text:span text:style-name="T11">im</text:span><text:span text:style-name="T16">.</text:span><text:span text:style-name="T11">size</text:span><text:span text:style-name="T16">[</text:span><text:span text:style-name="T18">0</text:span><text:span text:style-name="T16">],</text:span><text:span text:style-name="T11">im</text:span><text:span text:style-name="T16">.</text:span><text:span text:style-name="T11">size</text:span><text:span text:style-name="T16">[</text:span><text:span text:style-name="T18">1</text:span><text:span text:style-name="T16">])),</text:span><text:span text:style-name="T11">fill</text:span><text:span text:style-name="T16">=</text:span><text:span text:style-name="T18">256</text:span><text:span text:style-name="T16">)</text:span></text:p>
        <text:p text:style-name="P8"><text:bookmark text:name="CA-fb40c76ca93d5aa1e53809ad33ec5dddbad8fd67_162"/><text:bookmark text:name="line-162-1"/><text:s text:c="6"/></text:p>
        <text:p text:style-name="P8"><text:bookmark text:name="CA-fb40c76ca93d5aa1e53809ad33ec5dddbad8fd67_163"/><text:bookmark text:name="line-163-1"/><text:s text:c="6"/><text:span text:style-name="T19"># Draw first part of number</text:span></text:p>
        <text:p text:style-name="P8"><text:bookmark text:name="CA-fb40c76ca93d5aa1e53809ad33ec5dddbad8fd67_164"/><text:bookmark text:name="line-164-1"/><text:s text:c="6"/><text:span text:style-name="T11">draw</text:span><text:span text:style-name="T16">.</text:span><text:span text:style-name="T11">text</text:span><text:span text:style-name="T16">((</text:span><text:span text:style-name="T18">0</text:span><text:span text:style-name="T16">, </text:span><text:span text:style-name="T11">height</text:span><text:span text:style-name="T16">-</text:span><text:span text:style-name="T18">9</text:span><text:span text:style-name="T16">), </text:span><text:span text:style-name="T11">code</text:span><text:span text:style-name="T16">[</text:span><text:span text:style-name="T18">0</text:span><text:span text:style-name="T16">], </text:span><text:span text:style-name="T11">font</text:span><text:span text:style-name="T16">=</text:span><text:span text:style-name="T11">font</text:span><text:span text:style-name="T16">, </text:span><text:span text:style-name="T11">fill</text:span><text:span text:style-name="T16">=</text:span><text:span text:style-name="T18">0</text:span><text:span text:style-name="T16">)</text:span></text:p>
        <text:p text:style-name="P8"><text:bookmark text:name="CA-fb40c76ca93d5aa1e53809ad33ec5dddbad8fd67_165"/><text:bookmark text:name="line-165-1"/><text:s text:c="6"/></text:p>
        <text:p text:style-name="P8"><text:bookmark text:name="CA-fb40c76ca93d5aa1e53809ad33ec5dddbad8fd67_166"/><text:bookmark text:name="line-166-1"/><text:s text:c="6"/><text:span text:style-name="T19"># Draw first part of number</text:span></text:p>
        <text:p text:style-name="P8"><text:bookmark text:name="CA-fb40c76ca93d5aa1e53809ad33ec5dddbad8fd67_167"/><text:bookmark text:name="line-167-1"/><text:s text:c="6"/><text:span text:style-name="T11">draw</text:span><text:span text:style-name="T16">.</text:span><text:span text:style-name="T11">text</text:span><text:span text:style-name="T16">((</text:span><text:span text:style-name="T11">position</text:span><text:span text:style-name="T16">+</text:span><text:span text:style-name="T18">7</text:span><text:span text:style-name="T16">, </text:span><text:span text:style-name="T11">height</text:span><text:span text:style-name="T16">-</text:span><text:span text:style-name="T18">9</text:span><text:span text:style-name="T16">), </text:span><text:span text:style-name="T11">code</text:span><text:span text:style-name="T16">[</text:span><text:span text:style-name="T18">1</text:span><text:span text:style-name="T16">:</text:span><text:span text:style-name="T18">7</text:span><text:span text:style-name="T16">], </text:span><text:span text:style-name="T11">font</text:span><text:span text:style-name="T16">=</text:span><text:span text:style-name="T11">font</text:span><text:span text:style-name="T16">, </text:span><text:span text:style-name="T11">fill</text:span><text:span text:style-name="T16">=</text:span><text:span text:style-name="T18">0</text:span><text:span text:style-name="T16">)</text:span></text:p>
        <text:p text:style-name="P8"><text:bookmark text:name="CA-fb40c76ca93d5aa1e53809ad33ec5dddbad8fd67_168"/><text:bookmark text:name="line-168-1"/><text:s text:c="9"/></text:p>
        <text:p text:style-name="P8"><text:bookmark text:name="CA-fb40c76ca93d5aa1e53809ad33ec5dddbad8fd67_169"/><text:bookmark text:name="line-169-1"/><text:s text:c="6"/><text:span text:style-name="T19"># Draw second part of number</text:span></text:p>
        <text:p text:style-name="P8"><text:bookmark text:name="CA-fb40c76ca93d5aa1e53809ad33ec5dddbad8fd67_170"/><text:bookmark text:name="line-170-1"/><text:s text:c="6"/><text:span text:style-name="T11">draw</text:span><text:span text:style-name="T16">.</text:span><text:span text:style-name="T11">text</text:span><text:span text:style-name="T16">((</text:span><text:span text:style-name="T15">len</text:span><text:span text:style-name="T16">(</text:span><text:span text:style-name="T11">bits</text:span><text:span text:style-name="T16">)/</text:span><text:span text:style-name="T18">2</text:span><text:span text:style-name="T16">+</text:span><text:span text:style-name="T18">6</text:span><text:span text:style-name="T16">+</text:span><text:span text:style-name="T11">position</text:span><text:span text:style-name="T16">, </text:span><text:span text:style-name="T11">height</text:span><text:span text:style-name="T16">-</text:span><text:span text:style-name="T18">9</text:span><text:span text:style-name="T16">), </text:span><text:span text:style-name="T11">code</text:span><text:span text:style-name="T16">[</text:span><text:span text:style-name="T18">7</text:span><text:span text:style-name="T16">:], </text:span><text:span text:style-name="T11">font</text:span><text:span text:style-name="T16">=</text:span><text:span text:style-name="T11">font</text:span><text:span text:style-name="T16">, </text:span><text:span text:style-name="T11">fill</text:span><text:span text:style-name="T16">=</text:span><text:span text:style-name="T18">0</text:span><text:span text:style-name="T16">)</text:span></text:p>
        <text:p text:style-name="P8"><text:bookmark text:name="CA-fb40c76ca93d5aa1e53809ad33ec5dddbad8fd67_171"/><text:bookmark text:name="line-171-1"/><text:s text:c="6"/></text:p>
        <text:p text:style-name="P8"><text:bookmark text:name="CA-fb40c76ca93d5aa1e53809ad33ec5dddbad8fd67_172"/><text:bookmark text:name="line-172-1"/><text:s text:c="6"/><text:span text:style-name="T19"># Draw the bar codes</text:span></text:p>
        <text:p text:style-name="P8"><text:bookmark text:name="CA-fb40c76ca93d5aa1e53809ad33ec5dddbad8fd67_173"/><text:bookmark text:name="line-173-1"/><text:s text:c="6"/><text:span text:style-name="T15">for</text:span><text:span text:style-name="T16"> </text:span><text:span text:style-name="T11">bit</text:span><text:span text:style-name="T16"> </text:span><text:span text:style-name="T15">in</text:span><text:span text:style-name="T16"> </text:span><text:span text:style-name="T15">range</text:span><text:span text:style-name="T16">(</text:span><text:span text:style-name="T15">len</text:span><text:span text:style-name="T16">(</text:span><text:span text:style-name="T11">bits</text:span><text:span text:style-name="T16">)):</text:span></text:p>
        <text:p text:style-name="P8"><text:bookmark text:name="CA-fb40c76ca93d5aa1e53809ad33ec5dddbad8fd67_174"/><text:bookmark text:name="line-174-1"/><text:s text:c="9"/><text:span text:style-name="T19"># Draw normal bar</text:span></text:p>
        <text:p text:style-name="P8"><text:bookmark text:name="CA-fb40c76ca93d5aa1e53809ad33ec5dddbad8fd67_175"/><text:bookmark text:name="line-175-1"/><text:s text:c="9"/><text:span text:style-name="T15">if</text:span><text:span text:style-name="T16"> </text:span><text:span text:style-name="T11">bits</text:span><text:span text:style-name="T16">[</text:span><text:span text:style-name="T11">bit</text:span><text:span text:style-name="T16">] == </text:span><text:span text:style-name="T13">'1'</text:span><text:span text:style-name="T16">:</text:span></text:p>
        <text:p text:style-name="P8"><text:bookmark text:name="CA-fb40c76ca93d5aa1e53809ad33ec5dddbad8fd67_176"/><text:bookmark text:name="line-176-1"/><text:s text:c="12"/><text:span text:style-name="T11">draw</text:span><text:span text:style-name="T16">.</text:span><text:span text:style-name="T11">rectangle</text:span><text:span text:style-name="T16">(((</text:span><text:span text:style-name="T11">bit</text:span><text:span text:style-name="T16">+</text:span><text:span text:style-name="T11">position</text:span><text:span text:style-name="T16">,</text:span><text:span text:style-name="T18">0</text:span><text:span text:style-name="T16">),(</text:span><text:span text:style-name="T11">bit</text:span><text:span text:style-name="T16">+</text:span><text:span text:style-name="T11">position</text:span><text:span text:style-name="T16">,</text:span><text:span text:style-name="T11">height</text:span><text:span text:style-name="T16">-</text:span><text:span text:style-name="T18">10</text:span><text:span text:style-name="T16">)),</text:span><text:span text:style-name="T11">fill</text:span><text:span text:style-name="T16">=</text:span><text:span text:style-name="T18">0</text:span><text:span text:style-name="T16">)</text:span></text:p>
        <text:p text:style-name="P8"><text:bookmark text:name="CA-fb40c76ca93d5aa1e53809ad33ec5dddbad8fd67_177"/><text:bookmark text:name="line-177-1"/><text:s text:c="9"/><text:span text:style-name="T19"># Draw long bar</text:span></text:p>
        <text:p text:style-name="P8"><text:bookmark text:name="CA-fb40c76ca93d5aa1e53809ad33ec5dddbad8fd67_178"/><text:bookmark text:name="line-178-1"/><text:s text:c="9"/><text:span text:style-name="T15">elif</text:span><text:span text:style-name="T16"> </text:span><text:span text:style-name="T11">bits</text:span><text:span text:style-name="T16">[</text:span><text:span text:style-name="T11">bit</text:span><text:span text:style-name="T16">] == </text:span><text:span text:style-name="T13">'L'</text:span><text:span text:style-name="T16">:</text:span></text:p>
        <text:p text:style-name="P8"><text:bookmark text:name="CA-fb40c76ca93d5aa1e53809ad33ec5dddbad8fd67_179"/><text:bookmark text:name="line-179-1"/><text:s text:c="12"/><text:span text:style-name="T11">draw</text:span><text:span text:style-name="T16">.</text:span><text:span text:style-name="T11">rectangle</text:span><text:span text:style-name="T16">(((</text:span><text:span text:style-name="T11">bit</text:span><text:span text:style-name="T16">+</text:span><text:span text:style-name="T11">position</text:span><text:span text:style-name="T16">,</text:span><text:span text:style-name="T18">0</text:span><text:span text:style-name="T16">),(</text:span><text:span text:style-name="T11">bit</text:span><text:span text:style-name="T16">+</text:span><text:span text:style-name="T11">position</text:span><text:span text:style-name="T16">,</text:span><text:span text:style-name="T11">height</text:span><text:span text:style-name="T16">-</text:span><text:span text:style-name="T18">3</text:span><text:span text:style-name="T16">)),</text:span><text:span text:style-name="T11">fill</text:span><text:span text:style-name="T16">=</text:span><text:span text:style-name="T18">0</text:span><text:span text:style-name="T16">)</text:span></text:p>
        <text:p text:style-name="P8"><text:bookmark text:name="CA-fb40c76ca93d5aa1e53809ad33ec5dddbad8fd67_180"/><text:bookmark text:name="line-180-1"/><text:s text:c="12"/></text:p>
        <text:p text:style-name="P8"><text:bookmark text:name="CA-fb40c76ca93d5aa1e53809ad33ec5dddbad8fd67_181"/><text:bookmark text:name="line-181-1"/><text:s text:c="6"/><text:span text:style-name="T19"># Save the result image</text:span></text:p>
        <text:p text:style-name="P8"><text:bookmark text:name="CA-fb40c76ca93d5aa1e53809ad33ec5dddbad8fd67_182"/><text:bookmark text:name="line-182-1"/><text:s text:c="6"/><text:span text:style-name="T11">im</text:span><text:span text:style-name="T16">.</text:span><text:span text:style-name="T11">save</text:span><text:span text:style-name="T16">(</text:span><text:span text:style-name="T11">code</text:span><text:span text:style-name="T16">+</text:span><text:span text:style-name="T13">"."</text:span><text:span text:style-name="T16">+</text:span><text:span text:style-name="T11">extension</text:span><text:span text:style-name="T16">.</text:span><text:span text:style-name="T11">lower</text:span><text:span text:style-name="T16">(), </text:span><text:span text:style-name="T11">extension</text:span><text:span text:style-name="T16">.</text:span><text:span text:style-name="T11">upper</text:span><text:span text:style-name="T16">())</text:span></text:p>
        <text:p text:style-name="P11"><text:bookmark text:name="CA-fb40c76ca93d5aa1e53809ad33ec5dddbad8fd67_183"/><text:bookmark text:name="line-183-1"/></text:p>
        <text:p text:style-name="P11"><text:bookmark text:name="CA-fb40c76ca93d5aa1e53809ad33ec5dddbad8fd67_184"/><text:bookmark text:name="line-184-1"/></text:p>
        <text:p text:style-name="P8"><text:bookmark text:name="CA-fb40c76ca93d5aa1e53809ad33ec5dddbad8fd67_185"/><text:bookmark text:name="line-185-1"/><text:s text:c="3"/><text:span text:style-name="T15">def</text:span><text:span text:style-name="T16"> </text:span><text:span text:style-name="T11">getHtml</text:span><text:span text:style-name="T16">(</text:span><text:span text:style-name="T15">self</text:span><text:span text:style-name="T16">, </text:span><text:span text:style-name="T11">value</text:span><text:span text:style-name="T16">, </text:span><text:span text:style-name="T11">height</text:span><text:span text:style-name="T16"> = </text:span><text:span text:style-name="T18">50</text:span><text:span text:style-name="T16">):</text:span></text:p>
        <text:p text:style-name="P8"><text:bookmark text:name="CA-fb40c76ca93d5aa1e53809ad33ec5dddbad8fd67_186"/><text:bookmark text:name="line-186-1"/><text:s text:c="6"/><text:span text:style-name="T13">""" Build an HTML bar code """</text:span></text:p>
        <text:p text:style-name="P8"><text:bookmark text:name="CA-fb40c76ca93d5aa1e53809ad33ec5dddbad8fd67_187"/><text:bookmark text:name="line-187-1"/><text:s text:c="6"/><text:span text:style-name="T11">result</text:span><text:span text:style-name="T16"> = </text:span><text:span text:style-name="T13">""</text:span></text:p>
        <text:p text:style-name="P8"><text:bookmark text:name="CA-fb40c76ca93d5aa1e53809ad33ec5dddbad8fd67_188"/><text:bookmark text:name="line-188-1"/><text:s text:c="6"/></text:p>
        <text:p text:style-name="P8"><text:bookmark text:name="CA-fb40c76ca93d5aa1e53809ad33ec5dddbad8fd67_189"/><text:bookmark text:name="line-189-1"/><text:s text:c="6"/><text:span text:style-name="T19"># Get the bar code list</text:span></text:p>
        <text:p text:style-name="P8"><text:bookmark text:name="CA-fb40c76ca93d5aa1e53809ad33ec5dddbad8fd67_190"/><text:bookmark text:name="line-190-1"/><text:s text:c="6"/><text:span text:style-name="T11">bits</text:span><text:span text:style-name="T16"> = </text:span><text:span text:style-name="T15">self</text:span><text:span text:style-name="T16">.</text:span><text:span text:style-name="T11">makeCode</text:span><text:span text:style-name="T16">(</text:span><text:span text:style-name="T11">value</text:span><text:span text:style-name="T16">)</text:span></text:p>
        <text:p text:style-name="P8"><text:bookmark text:name="CA-fb40c76ca93d5aa1e53809ad33ec5dddbad8fd67_191"/><text:bookmark text:name="line-191-1"/><text:s text:c="6"/></text:p>
        <text:p text:style-name="P8"><text:bookmark text:name="CA-fb40c76ca93d5aa1e53809ad33ec5dddbad8fd67_192"/><text:bookmark text:name="line-192-1"/><text:s text:c="6"/><text:span text:style-name="T19"># Get thee bar code with the checksum added</text:span></text:p>
        <text:p text:style-name="P8"><text:bookmark text:name="CA-fb40c76ca93d5aa1e53809ad33ec5dddbad8fd67_193"/><text:bookmark text:name="line-193-1"/><text:s text:c="6"/><text:span text:style-name="T11">code</text:span><text:span text:style-name="T16"> = </text:span><text:span text:style-name="T13">""</text:span></text:p>
        <text:p text:style-name="P8"><text:bookmark text:name="CA-fb40c76ca93d5aa1e53809ad33ec5dddbad8fd67_194"/><text:bookmark text:name="line-194-1"/><text:s text:c="6"/><text:span text:style-name="T15">for</text:span><text:span text:style-name="T16"> </text:span><text:span text:style-name="T11">digit</text:span><text:span text:style-name="T16"> </text:span><text:span text:style-name="T15">in</text:span><text:span text:style-name="T16"> </text:span><text:span text:style-name="T15">self</text:span><text:span text:style-name="T16">.</text:span><text:span text:style-name="T11">EAN13</text:span><text:span text:style-name="T16">:</text:span></text:p>
        <text:p text:style-name="P8"><text:bookmark text:name="CA-fb40c76ca93d5aa1e53809ad33ec5dddbad8fd67_195"/><text:bookmark text:name="line-195-1"/><text:s text:c="9"/><text:span text:style-name="T11">code</text:span><text:span text:style-name="T16"> += </text:span><text:span text:style-name="T13">"%d"</text:span><text:span text:style-name="T16">%</text:span><text:span text:style-name="T11">digit</text:span></text:p>
        <text:p text:style-name="P8"><text:bookmark text:name="CA-fb40c76ca93d5aa1e53809ad33ec5dddbad8fd67_196"/><text:bookmark text:name="line-196-1"/><text:s text:c="9"/></text:p>
        <text:p text:style-name="P8"><text:bookmark text:name="CA-fb40c76ca93d5aa1e53809ad33ec5dddbad8fd67_197"/><text:bookmark text:name="line-197-1"/><text:s text:c="6"/><text:span text:style-name="T11">result</text:span><text:span text:style-name="T16"> += </text:span><text:span text:style-name="T13">'&lt;table&gt;&lt;tr&gt;&lt;td&gt;&lt;center&gt;&lt;table cellspacing="0" cellpadding="0" border="0" bgcolor="white"&gt;&lt;tr height=%d &gt;'</text:span><text:span text:style-name="T16">%</text:span><text:span text:style-name="T11">height</text:span></text:p>
        <text:p text:style-name="P8"><text:bookmark text:name="CA-fb40c76ca93d5aa1e53809ad33ec5dddbad8fd67_198"/><text:bookmark text:name="line-198-1"/><text:soft-page-break/><text:s text:c="6"/></text:p>
        <text:p text:style-name="P8"><text:bookmark text:name="CA-fb40c76ca93d5aa1e53809ad33ec5dddbad8fd67_199"/><text:bookmark text:name="line-199-1"/><text:s text:c="6"/><text:span text:style-name="T11">bitsList</text:span><text:span text:style-name="T16"> = []</text:span></text:p>
        <text:p text:style-name="P8"><text:bookmark text:name="CA-fb40c76ca93d5aa1e53809ad33ec5dddbad8fd67_200"/><text:bookmark text:name="line-200-1"/><text:s text:c="6"/><text:span text:style-name="T11">previousBit</text:span><text:span text:style-name="T16"> = </text:span><text:span text:style-name="T13">""</text:span></text:p>
        <text:p text:style-name="P8"><text:bookmark text:name="CA-fb40c76ca93d5aa1e53809ad33ec5dddbad8fd67_201"/><text:bookmark text:name="line-201-1"/><text:s text:c="6"/><text:span text:style-name="T15">for</text:span><text:span text:style-name="T16"> </text:span><text:span text:style-name="T11">bit</text:span><text:span text:style-name="T16"> </text:span><text:span text:style-name="T15">in</text:span><text:span text:style-name="T16"> </text:span><text:span text:style-name="T11">bits</text:span><text:span text:style-name="T16">:</text:span></text:p>
        <text:p text:style-name="P8"><text:bookmark text:name="CA-fb40c76ca93d5aa1e53809ad33ec5dddbad8fd67_202"/><text:bookmark text:name="line-202-1"/><text:s text:c="9"/><text:span text:style-name="T15">if</text:span><text:span text:style-name="T16"> </text:span><text:span text:style-name="T11">bit</text:span><text:span text:style-name="T16"> == </text:span><text:span text:style-name="T11">previousBit</text:span><text:span text:style-name="T16">:</text:span></text:p>
        <text:p text:style-name="P8"><text:bookmark text:name="CA-fb40c76ca93d5aa1e53809ad33ec5dddbad8fd67_203"/><text:bookmark text:name="line-203-1"/><text:s text:c="12"/><text:span text:style-name="T15">if</text:span><text:span text:style-name="T16"> </text:span><text:span text:style-name="T11">bit</text:span><text:span text:style-name="T16"> == </text:span><text:span text:style-name="T13">"0"</text:span><text:span text:style-name="T16">:</text:span></text:p>
        <text:p text:style-name="P8"><text:bookmark text:name="CA-fb40c76ca93d5aa1e53809ad33ec5dddbad8fd67_204"/><text:bookmark text:name="line-204-1"/><text:s text:c="15"/><text:span text:style-name="T11">bitsList</text:span><text:span text:style-name="T16">[-</text:span><text:span text:style-name="T18">1</text:span><text:span text:style-name="T16">] -= </text:span><text:span text:style-name="T18">1</text:span></text:p>
        <text:p text:style-name="P8"><text:bookmark text:name="CA-fb40c76ca93d5aa1e53809ad33ec5dddbad8fd67_205"/><text:bookmark text:name="line-205-1"/><text:s text:c="12"/><text:span text:style-name="T15">else</text:span><text:span text:style-name="T16">:</text:span></text:p>
        <text:p text:style-name="P8"><text:bookmark text:name="CA-fb40c76ca93d5aa1e53809ad33ec5dddbad8fd67_206"/><text:bookmark text:name="line-206-1"/><text:s text:c="15"/><text:span text:style-name="T11">bitsList</text:span><text:span text:style-name="T16">[-</text:span><text:span text:style-name="T18">1</text:span><text:span text:style-name="T16">] += </text:span><text:span text:style-name="T18">1</text:span></text:p>
        <text:p text:style-name="P8"><text:bookmark text:name="CA-fb40c76ca93d5aa1e53809ad33ec5dddbad8fd67_207"/><text:bookmark text:name="line-207-1"/><text:s text:c="9"/><text:span text:style-name="T15">else</text:span><text:span text:style-name="T16">:</text:span></text:p>
        <text:p text:style-name="P8"><text:bookmark text:name="CA-fb40c76ca93d5aa1e53809ad33ec5dddbad8fd67_208"/><text:bookmark text:name="line-208-1"/><text:s text:c="12"/><text:span text:style-name="T15">if</text:span><text:span text:style-name="T16"> </text:span><text:span text:style-name="T11">bit</text:span><text:span text:style-name="T16"> == </text:span><text:span text:style-name="T13">"0"</text:span><text:span text:style-name="T16">:</text:span></text:p>
        <text:p text:style-name="P8"><text:bookmark text:name="CA-fb40c76ca93d5aa1e53809ad33ec5dddbad8fd67_209"/><text:bookmark text:name="line-209-1"/><text:s text:c="15"/><text:span text:style-name="T11">bitsList</text:span><text:span text:style-name="T16">.</text:span><text:span text:style-name="T11">append</text:span><text:span text:style-name="T16">(-</text:span><text:span text:style-name="T18">1</text:span><text:span text:style-name="T16">)</text:span></text:p>
        <text:p text:style-name="P8"><text:bookmark text:name="CA-fb40c76ca93d5aa1e53809ad33ec5dddbad8fd67_210"/><text:bookmark text:name="line-210-1"/><text:s text:c="12"/><text:span text:style-name="T15">else</text:span><text:span text:style-name="T16">:</text:span></text:p>
        <text:p text:style-name="P8"><text:bookmark text:name="CA-fb40c76ca93d5aa1e53809ad33ec5dddbad8fd67_211"/><text:bookmark text:name="line-211-1"/><text:s text:c="15"/><text:span text:style-name="T11">bitsList</text:span><text:span text:style-name="T16">.</text:span><text:span text:style-name="T11">append</text:span><text:span text:style-name="T16">(</text:span><text:span text:style-name="T18">1</text:span><text:span text:style-name="T16">)</text:span></text:p>
        <text:p text:style-name="P8"><text:bookmark text:name="CA-fb40c76ca93d5aa1e53809ad33ec5dddbad8fd67_212"/><text:bookmark text:name="line-212-1"/><text:s text:c="9"/></text:p>
        <text:p text:style-name="P8"><text:bookmark text:name="CA-fb40c76ca93d5aa1e53809ad33ec5dddbad8fd67_213"/><text:bookmark text:name="line-213-1"/><text:s text:c="9"/><text:span text:style-name="T11">previousBit</text:span><text:span text:style-name="T16"> = </text:span><text:span text:style-name="T11">bit</text:span></text:p>
        <text:p text:style-name="P8"><text:bookmark text:name="CA-fb40c76ca93d5aa1e53809ad33ec5dddbad8fd67_214"/><text:bookmark text:name="line-214-1"/><text:s text:c="9"/></text:p>
        <text:p text:style-name="P8"><text:bookmark text:name="CA-fb40c76ca93d5aa1e53809ad33ec5dddbad8fd67_215"/><text:bookmark text:name="line-215-1"/><text:s text:c="6"/><text:span text:style-name="T11">result</text:span><text:span text:style-name="T16"> += </text:span><text:span text:style-name="T13">'&lt;td width=10&gt;&lt;/td&gt;'</text:span></text:p>
        <text:p text:style-name="P8"><text:bookmark text:name="CA-fb40c76ca93d5aa1e53809ad33ec5dddbad8fd67_216"/><text:bookmark text:name="line-216-1"/><text:s text:c="6"/><text:span text:style-name="T15">for</text:span><text:span text:style-name="T16"> </text:span><text:span text:style-name="T11">bit</text:span><text:span text:style-name="T16"> </text:span><text:span text:style-name="T15">in</text:span><text:span text:style-name="T16"> </text:span><text:span text:style-name="T11">bitsList</text:span><text:span text:style-name="T16">:</text:span></text:p>
        <text:p text:style-name="P8"><text:bookmark text:name="CA-fb40c76ca93d5aa1e53809ad33ec5dddbad8fd67_217"/><text:bookmark text:name="line-217-1"/><text:s text:c="9"/><text:span text:style-name="T15">if</text:span><text:span text:style-name="T16"> </text:span><text:span text:style-name="T11">bit</text:span><text:span text:style-name="T16"> &lt; </text:span><text:span text:style-name="T18">0</text:span><text:span text:style-name="T16">:</text:span></text:p>
        <text:p text:style-name="P8"><text:bookmark text:name="CA-fb40c76ca93d5aa1e53809ad33ec5dddbad8fd67_218"/><text:bookmark text:name="line-218-1"/><text:s text:c="12"/><text:span text:style-name="T11">result</text:span><text:span text:style-name="T16"> += </text:span><text:span text:style-name="T13">'&lt;td width=%d&gt;&lt;/td&gt;'</text:span><text:span text:style-name="T16">%(-</text:span><text:span text:style-name="T11">bit</text:span><text:span text:style-name="T16">)</text:span></text:p>
        <text:p text:style-name="P8"><text:bookmark text:name="CA-fb40c76ca93d5aa1e53809ad33ec5dddbad8fd67_219"/><text:bookmark text:name="line-219-1"/><text:s text:c="9"/><text:span text:style-name="T15">else</text:span><text:span text:style-name="T16">:</text:span></text:p>
        <text:p text:style-name="P8"><text:bookmark text:name="CA-fb40c76ca93d5aa1e53809ad33ec5dddbad8fd67_220"/><text:bookmark text:name="line-220-1"/><text:s text:c="12"/><text:span text:style-name="T11">result</text:span><text:span text:style-name="T16"> += </text:span><text:span text:style-name="T13">'&lt;td bgcolor="black" width=%d&gt;&lt;/td&gt;'</text:span><text:span text:style-name="T16">%(+</text:span><text:span text:style-name="T11">bit</text:span><text:span text:style-name="T16">)</text:span></text:p>
        <text:p text:style-name="P8"><text:bookmark text:name="CA-fb40c76ca93d5aa1e53809ad33ec5dddbad8fd67_221"/><text:bookmark text:name="line-221-1"/><text:s text:c="12"/></text:p>
        <text:p text:style-name="P8"><text:bookmark text:name="CA-fb40c76ca93d5aa1e53809ad33ec5dddbad8fd67_222"/><text:bookmark text:name="line-222-1"/><text:s text:c="6"/><text:span text:style-name="T11">result</text:span><text:span text:style-name="T16"> += </text:span><text:span text:style-name="T13">'&lt;td width=10&gt;&lt;/td&gt;'</text:span></text:p>
        <text:p text:style-name="P8"><text:bookmark text:name="CA-fb40c76ca93d5aa1e53809ad33ec5dddbad8fd67_223"/><text:bookmark text:name="line-223-1"/><text:s text:c="6"/><text:span text:style-name="T11">result</text:span><text:span text:style-name="T16"> += </text:span><text:span text:style-name="T13">"&lt;/tr&gt;&lt;/table&gt;&lt;/center&gt;&lt;/td&gt;&lt;/tr&gt;&lt;tr&gt;&lt;td&gt;&lt;center&gt;%s&lt;/center&gt;&lt;/td&gt;&lt;/tr&gt;&lt;/table&gt;"</text:span><text:span text:style-name="T16">%(</text:span><text:span text:style-name="T11">code</text:span><text:span text:style-name="T16">)</text:span></text:p>
        <text:p text:style-name="P8"><text:bookmark text:name="CA-fb40c76ca93d5aa1e53809ad33ec5dddbad8fd67_224"/><text:bookmark text:name="line-224-1"/><text:s text:c="6"/></text:p>
        <text:p text:style-name="P8"><text:bookmark text:name="CA-fb40c76ca93d5aa1e53809ad33ec5dddbad8fd67_225"/><text:bookmark text:name="line-225-1"/><text:s text:c="6"/><text:span text:style-name="T15">return</text:span><text:span text:style-name="T16"> </text:span><text:span text:style-name="T11">result</text:span></text:p>
        <text:p text:style-name="P8"><text:bookmark text:name="CA-fb40c76ca93d5aa1e53809ad33ec5dddbad8fd67_226"/><text:bookmark text:name="line-226-1"/><text:s text:c="6"/></text:p>
        <text:p text:style-name="P11"><text:bookmark text:name="CA-fb40c76ca93d5aa1e53809ad33ec5dddbad8fd67_227"/><text:bookmark text:name="line-227-1"/></text:p>
        <text:p text:style-name="P7"><text:bookmark text:name="CA-fb40c76ca93d5aa1e53809ad33ec5dddbad8fd67_228"/><text:bookmark text:name="line-228-1"/><text:span text:style-name="T14">def</text:span> <text:span text:style-name="T10">decodeFontFile</text:span>(<text:span text:style-name="T10">data</text:span>, <text:span text:style-name="T14">file</text:span>):</text:p>
        <text:p text:style-name="P8"><text:bookmark text:name="CA-fb40c76ca93d5aa1e53809ad33ec5dddbad8fd67_229"/><text:bookmark text:name="line-229-1"/><text:s text:c="3"/><text:span text:style-name="T13">""" Decode font file embedded in this script and create file """</text:span></text:p>
        <text:p text:style-name="P8"><text:bookmark text:name="CA-fb40c76ca93d5aa1e53809ad33ec5dddbad8fd67_230"/><text:bookmark text:name="line-230-1"/><text:s text:c="3"/><text:span text:style-name="T15">from</text:span><text:span text:style-name="T16"> </text:span><text:span text:style-name="T11">zlib</text:span><text:span text:style-name="T16"> </text:span><text:span text:style-name="T15">import</text:span><text:span text:style-name="T16"> </text:span><text:span text:style-name="T11">decompress</text:span></text:p>
        <text:p text:style-name="P8"><text:bookmark text:name="CA-fb40c76ca93d5aa1e53809ad33ec5dddbad8fd67_231"/><text:bookmark text:name="line-231-1"/><text:s text:c="3"/><text:span text:style-name="T15">from</text:span><text:span text:style-name="T16"> </text:span><text:span text:style-name="T11">base64</text:span><text:span text:style-name="T16"> </text:span><text:span text:style-name="T15">import</text:span><text:span text:style-name="T16"> </text:span><text:span text:style-name="T11">decodestring</text:span></text:p>
        <text:p text:style-name="P8"><text:bookmark text:name="CA-fb40c76ca93d5aa1e53809ad33ec5dddbad8fd67_232"/><text:bookmark text:name="line-232-1"/><text:s text:c="3"/><text:span text:style-name="T15">from</text:span><text:span text:style-name="T16"> </text:span><text:span text:style-name="T11">os.path</text:span><text:span text:style-name="T16"> </text:span><text:span text:style-name="T15">import</text:span><text:span text:style-name="T16"> </text:span><text:span text:style-name="T11">exists</text:span></text:p>
        <text:p text:style-name="P8"><text:bookmark text:name="CA-fb40c76ca93d5aa1e53809ad33ec5dddbad8fd67_233"/><text:bookmark text:name="line-233-1"/><text:s text:c="3"/></text:p>
        <text:p text:style-name="P8"><text:bookmark text:name="CA-fb40c76ca93d5aa1e53809ad33ec5dddbad8fd67_234"/><text:bookmark text:name="line-234-1"/><text:s text:c="3"/><text:span text:style-name="T19"># If the font file is missing</text:span></text:p>
        <text:p text:style-name="P8"><text:bookmark text:name="CA-fb40c76ca93d5aa1e53809ad33ec5dddbad8fd67_235"/><text:bookmark text:name="line-235-1"/><text:s text:c="3"/><text:span text:style-name="T15">if</text:span><text:span text:style-name="T16"> </text:span><text:span text:style-name="T15">not</text:span><text:span text:style-name="T16"> </text:span><text:span text:style-name="T11">exists</text:span><text:span text:style-name="T16">(</text:span><text:span text:style-name="T15">file</text:span><text:span text:style-name="T16">):</text:span></text:p>
        <text:p text:style-name="P8"><text:bookmark text:name="CA-fb40c76ca93d5aa1e53809ad33ec5dddbad8fd67_236"/><text:bookmark text:name="line-236-1"/><text:s text:c="6"/><text:span text:style-name="T19"># Write font file</text:span></text:p>
        <text:p text:style-name="P8"><text:bookmark text:name="CA-fb40c76ca93d5aa1e53809ad33ec5dddbad8fd67_237"/><text:bookmark text:name="line-237-1"/><text:s text:c="6"/><text:span text:style-name="T15">open</text:span><text:span text:style-name="T16"> (</text:span><text:span text:style-name="T15">file</text:span><text:span text:style-name="T16">, </text:span><text:span text:style-name="T13">"wb"</text:span><text:span text:style-name="T16">).</text:span><text:span text:style-name="T11">write</text:span><text:span text:style-name="T16">(</text:span><text:span text:style-name="T11">decompress</text:span><text:span text:style-name="T16">(</text:span><text:span text:style-name="T11">decodestring</text:span><text:span text:style-name="T16">(</text:span><text:span text:style-name="T11">data</text:span><text:span text:style-name="T16">)))</text:span></text:p>
        <text:p text:style-name="P11"><text:bookmark text:name="CA-fb40c76ca93d5aa1e53809ad33ec5dddbad8fd67_238"/><text:bookmark text:name="line-238-1"/></text:p>
        <text:p text:style-name="P11"><text:bookmark text:name="CA-fb40c76ca93d5aa1e53809ad33ec5dddbad8fd67_239"/><text:bookmark text:name="line-239-1"/></text:p>
        <text:p text:style-name="P7"><text:bookmark text:name="CA-fb40c76ca93d5aa1e53809ad33ec5dddbad8fd67_240"/><text:bookmark text:name="line-240-1"/><text:span text:style-name="T14">def</text:span> <text:span text:style-name="T10">testWithChecksum</text:span>():</text:p>
        <text:p text:style-name="P8"><text:bookmark text:name="CA-fb40c76ca93d5aa1e53809ad33ec5dddbad8fd67_241"/><text:bookmark text:name="line-241-1"/><text:s text:c="3"/><text:span text:style-name="T13">""" Test bar code with checksum """</text:span></text:p>
        <text:p text:style-name="P8"><text:bookmark text:name="CA-fb40c76ca93d5aa1e53809ad33ec5dddbad8fd67_242"/><text:bookmark text:name="line-242-1"/><text:s text:c="3"/><text:span text:style-name="T11">bar</text:span><text:span text:style-name="T16"> = </text:span><text:span text:style-name="T11">EanBarCode</text:span><text:span text:style-name="T16">()</text:span></text:p>
        <text:p text:style-name="P8"><text:bookmark text:name="CA-fb40c76ca93d5aa1e53809ad33ec5dddbad8fd67_243"/><text:bookmark text:name="line-243-1"/><text:s text:c="3"/><text:span text:style-name="T15">assert</text:span><text:span text:style-name="T16">(</text:span><text:span text:style-name="T11">bar</text:span><text:span text:style-name="T16">.</text:span><text:span text:style-name="T11">makeCode</text:span><text:span text:style-name="T16">(</text:span><text:span text:style-name="T13">'0000000000000'</text:span><text:span text:style-name="T16">)== </text:span><text:span text:style-name="T13">'L0L0001101000110100011010001101000110100011010L0L0111001011100101110010111001011100101110010L0L'</text:span><text:span text:style-name="T16"> )</text:span></text:p>
        <text:p text:style-name="P8"><text:bookmark text:name="CA-fb40c76ca93d5aa1e53809ad33ec5dddbad8fd67_244"/><text:bookmark text:name="line-244-1"/><text:s text:c="3"/><text:span text:style-name="T15">assert</text:span><text:span text:style-name="T16">(</text:span><text:span text:style-name="T11">bar</text:span><text:span text:style-name="T16">.</text:span><text:span text:style-name="T11">makeCode</text:span><text:span text:style-name="T16">(</text:span><text:span text:style-name="T13">'1111111111116'</text:span><text:span text:style-name="T16">)== </text:span><text:span text:style-name="T13">'L0L0011001001100101100110011001011001101100110L0L0110011011001101100110110011011001101010000L0L'</text:span><text:span text:style-name="T16"> )</text:span></text:p>
        <text:p text:style-name="P8"><text:bookmark text:name="CA-fb40c76ca93d5aa1e53809ad33ec5dddbad8fd67_245"/><text:bookmark text:name="line-245-1"/><text:s text:c="3"/><text:span text:style-name="T15">assert</text:span><text:span text:style-name="T16">(</text:span><text:span text:style-name="T11">bar</text:span><text:span text:style-name="T16">.</text:span><text:span text:style-name="T11">makeCode</text:span><text:span text:style-name="T16">(</text:span><text:span text:style-name="T13">'2222222222222'</text:span><text:span text:style-name="T16">)== </text:span><text:span text:style-name="T13">'L0L0010011001001100110110011011001001100110110L0L0110110011011001101100110110011011001101100L0L'</text:span><text:span text:style-name="T16"> )</text:span></text:p>
        <text:p text:style-name="P8"><text:bookmark text:name="CA-fb40c76ca93d5aa1e53809ad33ec5dddbad8fd67_246"/><text:bookmark text:name="line-246-1"/><text:s text:c="3"/><text:span text:style-name="T15">assert</text:span><text:span text:style-name="T16">(</text:span><text:span text:style-name="T11">bar</text:span><text:span text:style-name="T16">.</text:span><text:span text:style-name="T11">makeCode</text:span><text:span text:style-name="T16">(</text:span><text:span text:style-name="T13">'3333333333338'</text:span><text:span text:style-name="T16">)== </text:span><text:span text:style-name="T13">'L0L0111101011110101000010100001010000101111010L0L0100001010000101000010100001010000101001000L0L'</text:span><text:span text:style-name="T16"> )</text:span></text:p>
        <text:p text:style-name="P8"><text:bookmark text:name="CA-fb40c76ca93d5aa1e53809ad33ec5dddbad8fd67_247"/><text:bookmark text:name="line-247-1"/><text:s text:c="3"/><text:span text:style-name="T15">assert</text:span><text:span text:style-name="T16">(</text:span><text:span text:style-name="T11">bar</text:span><text:span text:style-name="T16">.</text:span><text:span text:style-name="T11">makeCode</text:span><text:span text:style-name="T16">(</text:span><text:span text:style-name="T13">'4444444444444'</text:span><text:span text:style-name="T16">)== </text:span><text:span text:style-name="T13">'L0L0100011001110101000110100011001110100111010L0L0101110010111001011100101110010111001011100L0L'</text:span><text:span text:style-name="T16"> )</text:span></text:p>
        <text:p text:style-name="P8"><text:bookmark text:name="CA-fb40c76ca93d5aa1e53809ad33ec5dddbad8fd67_248"/><text:bookmark text:name="line-248-1"/><text:s text:c="3"/><text:span text:style-name="T15">assert</text:span><text:span text:style-name="T16">(</text:span><text:span text:style-name="T11">bar</text:span><text:span text:style-name="T16">.</text:span><text:span text:style-name="T11">makeCode</text:span><text:span text:style-name="T16">(</text:span><text:span text:style-name="T13">'5555555555550'</text:span><text:span text:style-name="T16">)== </text:span><text:span text:style-name="T13">'L0L0110001011100101110010110001011000101110010L0L0100111010011101001110100111010011101110010L0L'</text:span><text:span text:style-name="T16"> )</text:span></text:p>
        <text:p text:style-name="P8"><text:bookmark text:name="CA-fb40c76ca93d5aa1e53809ad33ec5dddbad8fd67_249"/><text:bookmark text:name="line-249-1"/><text:s text:c="3"/><text:span text:style-name="T15">assert</text:span><text:span text:style-name="T16">(</text:span><text:span text:style-name="T11">bar</text:span><text:span text:style-name="T16">.</text:span><text:span text:style-name="T11">makeCode</text:span><text:span text:style-name="T16">(</text:span><text:span text:style-name="T13">'6666666666666'</text:span><text:span text:style-name="T16">)== </text:span><text:span text:style-name="T13">'L0L0101111000010100001010000101010111101011110L0L0101000010100001010000101000010100001010000L0L'</text:span><text:span text:style-name="T16"> )</text:span></text:p>
        <text:p text:style-name="P8"><text:bookmark text:name="CA-fb40c76ca93d5aa1e53809ad33ec5dddbad8fd67_250"/><text:bookmark text:name="line-250-1"/><text:s text:c="3"/><text:span text:style-name="T15">assert</text:span><text:span text:style-name="T16">(</text:span><text:span text:style-name="T11">bar</text:span><text:span text:style-name="T16">.</text:span><text:span text:style-name="T11">makeCode</text:span><text:span text:style-name="T16">(</text:span><text:span text:style-name="T13">'7777777777772'</text:span><text:span text:style-name="T16">)== </text:span><text:span text:style-name="T13">'L0L0111011001000101110110010001011101100100010L0L0100010010001001000100100010010001001101100L0L'</text:span><text:span text:style-name="T16"> )</text:span></text:p>
        <text:p text:style-name="P8"><text:bookmark text:name="CA-fb40c76ca93d5aa1e53809ad33ec5dddbad8fd67_251"/><text:bookmark text:name="line-251-1"/><text:soft-page-break/><text:s text:c="3"/><text:span text:style-name="T15">assert</text:span><text:span text:style-name="T16">(</text:span><text:span text:style-name="T11">bar</text:span><text:span text:style-name="T16">.</text:span><text:span text:style-name="T11">makeCode</text:span><text:span text:style-name="T16">(</text:span><text:span text:style-name="T13">'8888888888888'</text:span><text:span text:style-name="T16">)== </text:span><text:span text:style-name="T13">'L0L0110111000100101101110001001000100101101110L0L0100100010010001001000100100010010001001000L0L'</text:span><text:span text:style-name="T16"> )</text:span></text:p>
        <text:p text:style-name="P8"><text:bookmark text:name="CA-fb40c76ca93d5aa1e53809ad33ec5dddbad8fd67_252"/><text:bookmark text:name="line-252-1"/><text:s text:c="3"/><text:span text:style-name="T15">assert</text:span><text:span text:style-name="T16">(</text:span><text:span text:style-name="T11">bar</text:span><text:span text:style-name="T16">.</text:span><text:span text:style-name="T11">makeCode</text:span><text:span text:style-name="T16">(</text:span><text:span text:style-name="T13">'9999999999994'</text:span><text:span text:style-name="T16">)== </text:span><text:span text:style-name="T13">'L0L0001011001011100101110001011001011100010110L0L0111010011101001110100111010011101001011100L0L'</text:span><text:span text:style-name="T16"> ) <text:s text:c="2"/></text:span></text:p>
        <text:p text:style-name="P11"><text:bookmark text:name="CA-fb40c76ca93d5aa1e53809ad33ec5dddbad8fd67_253"/><text:bookmark text:name="line-253-1"/></text:p>
        <text:p text:style-name="P11"><text:bookmark text:name="CA-fb40c76ca93d5aa1e53809ad33ec5dddbad8fd67_254"/><text:bookmark text:name="line-254-1"/></text:p>
        <text:p text:style-name="P7"><text:bookmark text:name="CA-fb40c76ca93d5aa1e53809ad33ec5dddbad8fd67_255"/><text:bookmark text:name="line-255-1"/><text:span text:style-name="T14">def</text:span> <text:span text:style-name="T10">testWithoutChecksum</text:span>():</text:p>
        <text:p text:style-name="P8"><text:bookmark text:name="CA-fb40c76ca93d5aa1e53809ad33ec5dddbad8fd67_256"/><text:bookmark text:name="line-256-1"/><text:s text:c="3"/><text:span text:style-name="T13">""" Test bar code without checksum """</text:span></text:p>
        <text:p text:style-name="P8"><text:bookmark text:name="CA-fb40c76ca93d5aa1e53809ad33ec5dddbad8fd67_257"/><text:bookmark text:name="line-257-1"/><text:s text:c="3"/><text:span text:style-name="T11">bar</text:span><text:span text:style-name="T16"> = </text:span><text:span text:style-name="T11">EanBarCode</text:span><text:span text:style-name="T16">()</text:span></text:p>
        <text:p text:style-name="P8"><text:bookmark text:name="CA-fb40c76ca93d5aa1e53809ad33ec5dddbad8fd67_258"/><text:bookmark text:name="line-258-1"/><text:s text:c="3"/><text:span text:style-name="T15">assert</text:span><text:span text:style-name="T16">(</text:span><text:span text:style-name="T11">bar</text:span><text:span text:style-name="T16">.</text:span><text:span text:style-name="T11">makeCode</text:span><text:span text:style-name="T16">(</text:span><text:span text:style-name="T13">'000000000000'</text:span><text:span text:style-name="T16">)== </text:span><text:span text:style-name="T13">'L0L0001101000110100011010001101000110100011010L0L0111001011100101110010111001011100101110010L0L'</text:span><text:span text:style-name="T16"> )</text:span></text:p>
        <text:p text:style-name="P8"><text:bookmark text:name="CA-fb40c76ca93d5aa1e53809ad33ec5dddbad8fd67_259"/><text:bookmark text:name="line-259-1"/><text:s text:c="3"/><text:span text:style-name="T15">assert</text:span><text:span text:style-name="T16">(</text:span><text:span text:style-name="T11">bar</text:span><text:span text:style-name="T16">.</text:span><text:span text:style-name="T11">makeCode</text:span><text:span text:style-name="T16">(</text:span><text:span text:style-name="T13">'111111111111'</text:span><text:span text:style-name="T16">)== </text:span><text:span text:style-name="T13">'L0L0011001001100101100110011001011001101100110L0L0110011011001101100110110011011001101010000L0L'</text:span><text:span text:style-name="T16"> )</text:span></text:p>
        <text:p text:style-name="P8"><text:bookmark text:name="CA-fb40c76ca93d5aa1e53809ad33ec5dddbad8fd67_260"/><text:bookmark text:name="line-260-1"/><text:s text:c="3"/><text:span text:style-name="T15">assert</text:span><text:span text:style-name="T16">(</text:span><text:span text:style-name="T11">bar</text:span><text:span text:style-name="T16">.</text:span><text:span text:style-name="T11">makeCode</text:span><text:span text:style-name="T16">(</text:span><text:span text:style-name="T13">'222222222222'</text:span><text:span text:style-name="T16">)== </text:span><text:span text:style-name="T13">'L0L0010011001001100110110011011001001100110110L0L0110110011011001101100110110011011001101100L0L'</text:span><text:span text:style-name="T16"> )</text:span></text:p>
        <text:p text:style-name="P8"><text:bookmark text:name="CA-fb40c76ca93d5aa1e53809ad33ec5dddbad8fd67_261"/><text:bookmark text:name="line-261-1"/><text:s text:c="3"/><text:span text:style-name="T15">assert</text:span><text:span text:style-name="T16">(</text:span><text:span text:style-name="T11">bar</text:span><text:span text:style-name="T16">.</text:span><text:span text:style-name="T11">makeCode</text:span><text:span text:style-name="T16">(</text:span><text:span text:style-name="T13">'333333333333'</text:span><text:span text:style-name="T16">)== </text:span><text:span text:style-name="T13">'L0L0111101011110101000010100001010000101111010L0L0100001010000101000010100001010000101001000L0L'</text:span><text:span text:style-name="T16"> )</text:span></text:p>
        <text:p text:style-name="P8"><text:bookmark text:name="CA-fb40c76ca93d5aa1e53809ad33ec5dddbad8fd67_262"/><text:bookmark text:name="line-262-1"/><text:s text:c="3"/><text:span text:style-name="T15">assert</text:span><text:span text:style-name="T16">(</text:span><text:span text:style-name="T11">bar</text:span><text:span text:style-name="T16">.</text:span><text:span text:style-name="T11">makeCode</text:span><text:span text:style-name="T16">(</text:span><text:span text:style-name="T13">'444444444444'</text:span><text:span text:style-name="T16">)== </text:span><text:span text:style-name="T13">'L0L0100011001110101000110100011001110100111010L0L0101110010111001011100101110010111001011100L0L'</text:span><text:span text:style-name="T16"> )</text:span></text:p>
        <text:p text:style-name="P8"><text:bookmark text:name="CA-fb40c76ca93d5aa1e53809ad33ec5dddbad8fd67_263"/><text:bookmark text:name="line-263-1"/><text:s text:c="3"/><text:span text:style-name="T15">assert</text:span><text:span text:style-name="T16">(</text:span><text:span text:style-name="T11">bar</text:span><text:span text:style-name="T16">.</text:span><text:span text:style-name="T11">makeCode</text:span><text:span text:style-name="T16">(</text:span><text:span text:style-name="T13">'555555555555'</text:span><text:span text:style-name="T16">)== </text:span><text:span text:style-name="T13">'L0L0110001011100101110010110001011000101110010L0L0100111010011101001110100111010011101110010L0L'</text:span><text:span text:style-name="T16"> )</text:span></text:p>
        <text:p text:style-name="P8"><text:bookmark text:name="CA-fb40c76ca93d5aa1e53809ad33ec5dddbad8fd67_264"/><text:bookmark text:name="line-264-1"/><text:s text:c="3"/><text:span text:style-name="T15">assert</text:span><text:span text:style-name="T16">(</text:span><text:span text:style-name="T11">bar</text:span><text:span text:style-name="T16">.</text:span><text:span text:style-name="T11">makeCode</text:span><text:span text:style-name="T16">(</text:span><text:span text:style-name="T13">'666666666666'</text:span><text:span text:style-name="T16">)== </text:span><text:span text:style-name="T13">'L0L0101111000010100001010000101010111101011110L0L0101000010100001010000101000010100001010000L0L'</text:span><text:span text:style-name="T16"> )</text:span></text:p>
        <text:p text:style-name="P8"><text:bookmark text:name="CA-fb40c76ca93d5aa1e53809ad33ec5dddbad8fd67_265"/><text:bookmark text:name="line-265-1"/><text:s text:c="3"/><text:span text:style-name="T15">assert</text:span><text:span text:style-name="T16">(</text:span><text:span text:style-name="T11">bar</text:span><text:span text:style-name="T16">.</text:span><text:span text:style-name="T11">makeCode</text:span><text:span text:style-name="T16">(</text:span><text:span text:style-name="T13">'777777777777'</text:span><text:span text:style-name="T16">)== </text:span><text:span text:style-name="T13">'L0L0111011001000101110110010001011101100100010L0L0100010010001001000100100010010001001101100L0L'</text:span><text:span text:style-name="T16"> )</text:span></text:p>
        <text:p text:style-name="P8"><text:bookmark text:name="CA-fb40c76ca93d5aa1e53809ad33ec5dddbad8fd67_266"/><text:bookmark text:name="line-266-1"/><text:s text:c="3"/><text:span text:style-name="T15">assert</text:span><text:span text:style-name="T16">(</text:span><text:span text:style-name="T11">bar</text:span><text:span text:style-name="T16">.</text:span><text:span text:style-name="T11">makeCode</text:span><text:span text:style-name="T16">(</text:span><text:span text:style-name="T13">'888888888888'</text:span><text:span text:style-name="T16">)== </text:span><text:span text:style-name="T13">'L0L0110111000100101101110001001000100101101110L0L0100100010010001001000100100010010001001000L0L'</text:span><text:span text:style-name="T16"> )</text:span></text:p>
        <text:p text:style-name="P8"><text:bookmark text:name="CA-fb40c76ca93d5aa1e53809ad33ec5dddbad8fd67_267"/><text:bookmark text:name="line-267-1"/><text:s text:c="3"/><text:span text:style-name="T15">assert</text:span><text:span text:style-name="T16">(</text:span><text:span text:style-name="T11">bar</text:span><text:span text:style-name="T16">.</text:span><text:span text:style-name="T11">makeCode</text:span><text:span text:style-name="T16">(</text:span><text:span text:style-name="T13">'999999999999'</text:span><text:span text:style-name="T16">)== </text:span><text:span text:style-name="T13">'L0L0001011001011100101110001011001011100010110L0L0111010011101001110100111010011101001011100L0L'</text:span><text:span text:style-name="T16"> ) <text:s text:c="2"/></text:span></text:p>
        <text:p text:style-name="P11"><text:bookmark text:name="CA-fb40c76ca93d5aa1e53809ad33ec5dddbad8fd67_268"/><text:bookmark text:name="line-268-1"/></text:p>
        <text:p text:style-name="P11"><text:bookmark text:name="CA-fb40c76ca93d5aa1e53809ad33ec5dddbad8fd67_269"/><text:bookmark text:name="line-269-1"/></text:p>
        <text:p text:style-name="P7"><text:bookmark text:name="CA-fb40c76ca93d5aa1e53809ad33ec5dddbad8fd67_270"/><text:bookmark text:name="line-270-1"/><text:span text:style-name="T14">def</text:span> <text:span text:style-name="T10">testImage</text:span>():</text:p>
        <text:p text:style-name="P8"><text:bookmark text:name="CA-fb40c76ca93d5aa1e53809ad33ec5dddbad8fd67_271"/><text:bookmark text:name="line-271-1"/><text:s text:c="3"/><text:span text:style-name="T13">""" Test images generation with PIL """</text:span></text:p>
        <text:p text:style-name="P8"><text:bookmark text:name="CA-fb40c76ca93d5aa1e53809ad33ec5dddbad8fd67_272"/><text:bookmark text:name="line-272-1"/><text:s text:c="3"/><text:span text:style-name="T11">bar</text:span><text:span text:style-name="T16"> = </text:span><text:span text:style-name="T11">EanBarCode</text:span><text:span text:style-name="T16">()</text:span></text:p>
        <text:p text:style-name="P8"><text:bookmark text:name="CA-fb40c76ca93d5aa1e53809ad33ec5dddbad8fd67_273"/><text:bookmark text:name="line-273-1"/><text:s text:c="3"/><text:span text:style-name="T11">bar</text:span><text:span text:style-name="T16">.</text:span><text:span text:style-name="T11">getImage</text:span><text:span text:style-name="T16">(</text:span><text:span text:style-name="T13">"9782212110708"</text:span><text:span text:style-name="T16">,</text:span><text:span text:style-name="T18">50</text:span><text:span text:style-name="T16">,</text:span><text:span text:style-name="T13">"gif"</text:span><text:span text:style-name="T16">)</text:span></text:p>
        <text:p text:style-name="P8"><text:bookmark text:name="CA-fb40c76ca93d5aa1e53809ad33ec5dddbad8fd67_274"/><text:bookmark text:name="line-274-1"/><text:s text:c="3"/><text:span text:style-name="T11">bar</text:span><text:span text:style-name="T16">.</text:span><text:span text:style-name="T11">getImage</text:span><text:span text:style-name="T16">(</text:span><text:span text:style-name="T13">"978221211070"</text:span><text:span text:style-name="T16">,</text:span><text:span text:style-name="T18">50</text:span><text:span text:style-name="T16">,</text:span><text:span text:style-name="T13">"png"</text:span><text:span text:style-name="T16">)</text:span></text:p>
        <text:p text:style-name="P11"><text:bookmark text:name="CA-fb40c76ca93d5aa1e53809ad33ec5dddbad8fd67_275"/><text:bookmark text:name="line-275-1"/></text:p>
        <text:p text:style-name="P11"><text:bookmark text:name="CA-fb40c76ca93d5aa1e53809ad33ec5dddbad8fd67_276"/><text:bookmark text:name="line-276-1"/></text:p>
        <text:p text:style-name="P7"><text:bookmark text:name="CA-fb40c76ca93d5aa1e53809ad33ec5dddbad8fd67_277"/><text:bookmark text:name="line-277-1"/><text:span text:style-name="T14">def</text:span> <text:span text:style-name="T10">testHtml</text:span>():</text:p>
        <text:p text:style-name="P8"><text:bookmark text:name="CA-fb40c76ca93d5aa1e53809ad33ec5dddbad8fd67_278"/><text:bookmark text:name="line-278-1"/><text:s text:c="3"/><text:span text:style-name="T13">""" Test HTML generation """</text:span></text:p>
        <text:p text:style-name="P8"><text:bookmark text:name="CA-fb40c76ca93d5aa1e53809ad33ec5dddbad8fd67_279"/><text:bookmark text:name="line-279-1"/><text:s text:c="3"/><text:span text:style-name="T11">bar</text:span><text:span text:style-name="T16"> = </text:span><text:span text:style-name="T11">EanBarCode</text:span><text:span text:style-name="T16">()</text:span></text:p>
        <text:p text:style-name="P8"><text:bookmark text:name="CA-fb40c76ca93d5aa1e53809ad33ec5dddbad8fd67_280"/><text:bookmark text:name="line-280-1"/><text:s text:c="3"/><text:span text:style-name="T15">open</text:span><text:span text:style-name="T16">(</text:span><text:span text:style-name="T13">"9782212110708.html"</text:span><text:span text:style-name="T16">,</text:span><text:span text:style-name="T13">"w"</text:span><text:span text:style-name="T16">).</text:span><text:span text:style-name="T11">write</text:span><text:span text:style-name="T16">(</text:span><text:span text:style-name="T11">bar</text:span><text:span text:style-name="T16">.</text:span><text:span text:style-name="T11">getHtml</text:span><text:span text:style-name="T16">(</text:span><text:span text:style-name="T13">"9782212110708"</text:span><text:span text:style-name="T16">,</text:span><text:span text:style-name="T18">50</text:span><text:span text:style-name="T16">))</text:span></text:p>
        <text:p text:style-name="P8"><text:bookmark text:name="CA-fb40c76ca93d5aa1e53809ad33ec5dddbad8fd67_281"/><text:bookmark text:name="line-281-1"/><text:s text:c="3"/><text:span text:style-name="T15">assert</text:span><text:span text:style-name="T16">(</text:span><text:span text:style-name="T11">bar</text:span><text:span text:style-name="T16">.</text:span><text:span text:style-name="T11">getHtml</text:span><text:span text:style-name="T16">(</text:span><text:span text:style-name="T13">"9782212110708"</text:span><text:span text:style-name="T16">,</text:span><text:span text:style-name="T18">50</text:span><text:span text:style-name="T16">) == </text:span><text:span text:style-name="T13">'&lt;table&gt;&lt;tr&gt;&lt;td&gt;&lt;center&gt;&lt;table cellspacing="0" cellpadding="0" border="0" bgcolor="white"&gt;&lt;tr height=50 &gt;&lt;td width=10&gt;&lt;/td&gt;&lt;td bgcolor="black" width=1&gt;&lt;/td&gt;&lt;td width=1&gt;&lt;/td&gt;&lt;td bgcolor="black" width=1&gt;&lt;/td&gt;&lt;td width=1&gt;&lt;/td&gt;&lt;td bgcolor="black" width=3&gt;&lt;/td&gt;&lt;td width=1&gt;&lt;/td&gt;&lt;td bgcolor="black" width=2&gt;&lt;/td&gt;&lt;td width=3&gt;&lt;/td&gt;&lt;td bgcolor="black" width=1&gt;&lt;/td&gt;&lt;td width=2&gt;&lt;/td&gt;&lt;td bgcolor="black" width=1&gt;&lt;/td&gt;&lt;td width=2&gt;&lt;/td&gt;&lt;td bgcolor="black" width=2&gt;&lt;/td&gt;&lt;td width=1&gt;&lt;/td&gt;&lt;td bgcolor="black" width=2&gt;&lt;/td&gt;&lt;td width=2&gt;&lt;/td&gt;&lt;td bgcolor="black" width=1&gt;&lt;/td&gt;&lt;td width=2&gt;&lt;/td&gt;&lt;td bgcolor="black" width=2&gt;&lt;/td&gt;&lt;td width=1&gt;&lt;/td&gt;&lt;td bgcolor="black" width=2&gt;&lt;/td&gt;&lt;td width=2&gt;&lt;/td&gt;&lt;td bgcolor="black" width=2&gt;&lt;/td&gt;&lt;td width=2&gt;&lt;/td&gt;&lt;td bgcolor="black" width=1&gt;&lt;/td&gt;&lt;td width=2&gt;&lt;/td&gt;&lt;td bgcolor="black" width=2&gt;&lt;/td&gt;&lt;td width=1&gt;&lt;/td&gt;&lt;td bgcolor="black" width=1&gt;&lt;/td&gt;&lt;td width=1&gt;&lt;/td&gt;&lt;td bgcolor="black" width=1&gt;&lt;/td&gt;&lt;td width=1&gt;&lt;/td&gt;&lt;td bgcolor="black" width=2&gt;&lt;/td&gt;&lt;td width=2&gt;&lt;/td&gt;&lt;td bgcolor="black" width=2&gt;&lt;/td&gt;&lt;td width=1&gt;&lt;/td&gt;&lt;td bgcolor="black" width=2&gt;&lt;/td&gt;&lt;td width=2&gt;&lt;/td&gt;&lt;td bgcolor="black" width=2&gt;&lt;/td&gt;&lt;td width=1&gt;&lt;/td&gt;&lt;td bgcolor="black" width=3&gt;&lt;/td&gt;&lt;td width=2&gt;&lt;/td&gt;&lt;td bgcolor="black" width=1&gt;&lt;/td&gt;&lt;td width=1&gt;&lt;/td&gt;&lt;td bgcolor="black" width=1&gt;&lt;/td&gt;&lt;td width=3&gt;&lt;/td&gt;&lt;td bgcolor="black" width=1&gt;&lt;/td&gt;&lt;td width=2&gt;&lt;/td&gt;&lt;td bgcolor="black" width=3&gt;&lt;/td&gt;&lt;td width=2&gt;&lt;/td&gt;&lt;td bgcolor="black" width=1&gt;&lt;/td&gt;&lt;td width=1&gt;&lt;/td&gt;&lt;td bgcolor="black" width=1&gt;&lt;/td&gt;&lt;td width=2&gt;&lt;/td&gt;&lt;td bgcolor="black" width=1&gt;&lt;/td&gt;&lt;td width=3&gt;&lt;/td&gt;&lt;td bgcolor="black" width=1&gt;&lt;/td&gt;&lt;td width=1&gt;&lt;/td&gt;&lt;td bgcolor="black" width=1&gt;&lt;/td&gt;&lt;td width=10&gt;&lt;/td&gt;&lt;/tr&gt;&lt;/table&gt;&lt;/center&gt;&lt;/td&gt;&lt;/tr&gt;&lt;tr&gt;&lt;td&gt;&lt;center&gt;9782212110708&lt;/center&gt;&lt;/td&gt;&lt;/tr&gt;&lt;/table&gt;'</text:span><text:span text:style-name="T16">)</text:span></text:p>
        <text:p text:style-name="P11"><text:bookmark text:name="CA-fb40c76ca93d5aa1e53809ad33ec5dddbad8fd67_282"/><text:bookmark text:name="line-282-1"/></text:p>
        <text:p text:style-name="P7"><text:bookmark text:name="CA-fb40c76ca93d5aa1e53809ad33ec5dddbad8fd67_283"/><text:bookmark text:name="line-283-1"/><text:span text:style-name="T14">def</text:span> <text:span text:style-name="T10">test</text:span>():</text:p>
        <text:p text:style-name="P8"><text:bookmark text:name="CA-fb40c76ca93d5aa1e53809ad33ec5dddbad8fd67_284"/><text:bookmark text:name="line-284-1"/><text:s text:c="3"/><text:span text:style-name="T13">""" Execute all tests """</text:span></text:p>
        <text:p text:style-name="P8"><text:bookmark text:name="CA-fb40c76ca93d5aa1e53809ad33ec5dddbad8fd67_285"/><text:bookmark text:name="line-285-1"/><text:s text:c="3"/><text:span text:style-name="T11">testWithChecksum</text:span><text:span text:style-name="T16">()</text:span></text:p>
        <text:p text:style-name="P8"><text:bookmark text:name="CA-fb40c76ca93d5aa1e53809ad33ec5dddbad8fd67_286"/><text:bookmark text:name="line-286-1"/><text:s text:c="3"/><text:span text:style-name="T11">testWithoutChecksum</text:span><text:span text:style-name="T16">()</text:span></text:p>
        <text:p text:style-name="P8"><text:bookmark text:name="CA-fb40c76ca93d5aa1e53809ad33ec5dddbad8fd67_287"/><text:bookmark text:name="line-287-1"/><text:s text:c="3"/><text:span text:style-name="T11">testHtml</text:span><text:span text:style-name="T16">()</text:span></text:p>
        <text:p text:style-name="P8"><text:bookmark text:name="CA-fb40c76ca93d5aa1e53809ad33ec5dddbad8fd67_288"/><text:bookmark text:name="line-288-1"/><text:s text:c="3"/><text:span text:style-name="T11">testImage</text:span><text:span text:style-name="T16">()</text:span></text:p>
        <text:p text:style-name="P11"><text:bookmark text:name="CA-fb40c76ca93d5aa1e53809ad33ec5dddbad8fd67_289"/><text:bookmark text:name="line-289-1"/></text:p>
        <text:p text:style-name="P7"><text:bookmark text:name="CA-fb40c76ca93d5aa1e53809ad33ec5dddbad8fd67_290"/><text:bookmark text:name="line-290-1"/><text:span text:style-name="T14">if</text:span> <text:span text:style-name="T10">__name__</text:span> == <text:span text:style-name="T12">"__main__"</text:span>:</text:p>
        <text:p text:style-name="P4"><text:bookmark text:name="CA-fb40c76ca93d5aa1e53809ad33ec5dddbad8fd67_291"/><text:bookmark text:name="line-291-1"/><text:s text:c="3"/><text:span text:style-name="T11">test</text:span><text:span text:style-name="T16">()</text:span></text:p>
        <text:h text:style-name="P13" text:outline-level="2"><text:bookmark text:name="line-309"/><text:bookmark text:name="line-310"/><text:bookmark text:name="Teste"/>Teste</text:h>
        <text:p text:style-name="P21"><text:bookmark text:name="line-311"/><text:bookmark text:name="line-312"/><text:bookmark text:name="line-313"/><text:bookmark text:name="line-314"/><text:bookmark text:name="line-315"/><text:bookmark text:name="line-316"/><text:bookmark text:name="line-317"/><text:bookmark text:name="line-318"/><text:bookmark text:name="line-319"/><text:bookmark text:name="line-320"/><text:bookmark text:name="line-321"/><text:bookmark text:name="line-322"/><text:bookmark text:name="line-323"/><text:bookmark text:name="line-1-3"/><text:a xlink:type="simple" xlink:href="http://wiki.python.org.br/CodigoBarras#" text:style-name="Internet_20_link" text:visited-style-name="Visited_20_Internet_20_Link"><text:span text:style-name="T7">Esconder número das linhas</text:span></text:a></text:p>
        <text:p text:style-name="P6"><text:bookmark text:name="CA-327a978841b6b47aefc04c62ee06b90d837661dc"/><text:bookmark text:name="CA-327a978841b6b47aefc04c62ee06b90d837661dc_1"/><text:bookmark text:name="line-1-4"/># -*- coding: utf-8 -*-</text:p>
        <text:p text:style-name="P9"><text:bookmark text:name="CA-327a978841b6b47aefc04c62ee06b90d837661dc_2"/><text:bookmark text:name="line-2-2"/>"""</text:p>
        <text:p text:style-name="P9"><text:bookmark text:name="CA-327a978841b6b47aefc04c62ee06b90d837661dc_3"/><text:bookmark text:name="line-3-2"/>EanBarCode.py</text:p>
        <text:p text:style-name="P9"><text:bookmark text:name="CA-327a978841b6b47aefc04c62ee06b90d837661dc_4"/><text:bookmark text:name="line-4-2"/>"""</text:p>
        <text:p text:style-name="P11"><text:bookmark text:name="CA-327a978841b6b47aefc04c62ee06b90d837661dc_5"/><text:bookmark text:name="line-5-2"/></text:p>
        <text:p text:style-name="P7"><text:bookmark text:name="CA-327a978841b6b47aefc04c62ee06b90d837661dc_6"/><text:bookmark text:name="line-6-2"/><text:span text:style-name="T14">from</text:span> <text:span text:style-name="T10">PIL</text:span> <text:span text:style-name="T14">import</text:span> <text:span text:style-name="T10">Image</text:span></text:p>
        <text:p text:style-name="P11"><text:bookmark text:name="CA-327a978841b6b47aefc04c62ee06b90d837661dc_7"/><text:bookmark text:name="line-7-2"/></text:p>
        <text:p text:style-name="P7"><text:bookmark text:name="CA-327a978841b6b47aefc04c62ee06b90d837661dc_8"/><text:bookmark text:name="line-8-2"/><text:span text:style-name="T14">from</text:span> <text:span text:style-name="T10">EANBarCode</text:span> <text:span text:style-name="T14">import</text:span> <text:span text:style-name="T10">EanBarCode</text:span></text:p>
        <text:p text:style-name="P7"><text:bookmark text:name="CA-327a978841b6b47aefc04c62ee06b90d837661dc_9"/><text:bookmark text:name="line-9-2"/><text:soft-page-break/><text:span text:style-name="T10">bar</text:span> = <text:span text:style-name="T10">EanBarCode</text:span>()</text:p>
        <text:p text:style-name="P5"><text:bookmark text:name="CA-327a978841b6b47aefc04c62ee06b90d837661dc_10"/><text:bookmark text:name="line-10-2"/><text:span text:style-name="T10">bar</text:span>.<text:span text:style-name="T10">getImage</text:span>(<text:span text:style-name="T12">"9782212110708"</text:span>,<text:span text:style-name="T17">50</text:span>,<text:span text:style-name="T12">"gif"</text:span>)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ahoma" svg:font-family="Tahoma, Verdana, Helvetica, sans-serif"/>
    <style:font-face style:name="Verdana" svg:font-family="Verdana, Arial, Helvetica, sans-serif"/>
    <style:font-face style:name="courier" svg:font-family="courier, monospace"/>
    <style:font-face style:name="sans-serif" svg:font-family="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1:18:38.882000000</meta:creation-date>
    <dc:date>2017-01-20T14:12:01.634000000</dc:date>
    <meta:editing-duration>PT2H38M12S</meta:editing-duration>
    <meta:editing-cycles>1</meta:editing-cycles>
    <meta:document-statistic meta:table-count="0" meta:image-count="1" meta:object-count="0" meta:page-count="9" meta:paragraph-count="362" meta:word-count="1480" meta:character-count="18420" meta:non-whitespace-character-count="15262"/>
    <meta:generator>LibreOffice/4.4.1.2$Windows_x86 LibreOffice_project/45e2de17089c24a1fa810c8f975a7171ba4cd432</meta:generator>
  </office:meta>
</office:document-meta>
</file>